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119.79mm"/>
    </style:style>
    <style:style style:name="co3" style:family="table-column">
      <style:table-column-properties fo:break-before="auto" style:column-width="122.01mm"/>
    </style:style>
    <style:style style:name="co4" style:family="table-column">
      <style:table-column-properties fo:break-before="auto" style:column-width="28.89mm"/>
    </style:style>
    <style:style style:name="co5" style:family="table-column">
      <style:table-column-properties fo:break-before="auto" style:column-width="70.77mm"/>
    </style:style>
    <style:style style:name="co6" style:family="table-column">
      <style:table-column-properties fo:break-before="auto" style:column-width="157.53mm"/>
    </style:style>
    <style:style style:name="co7" style:family="table-column">
      <style:table-column-properties fo:break-before="auto" style:column-width="80.13mm"/>
    </style:style>
    <style:style style:name="co9" style:family="table-column">
      <style:table-column-properties fo:break-before="auto" style:column-width="22.58mm"/>
    </style:style>
    <style:style style:name="ro7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8.2mm" fo:break-before="auto" style:use-optimal-row-height="false"/>
    </style:style>
    <style:style style:name="ro4" style:family="table-row">
      <style:table-row-properties style:row-height="6.31mm" fo:break-before="auto" style:use-optimal-row-height="true"/>
    </style:style>
    <style:style style:name="ro5" style:family="table-row">
      <style:table-row-properties style:row-height="12.33mm" fo:break-before="auto" style:use-optimal-row-height="true"/>
    </style:style>
    <style:style style:name="ro6" style:family="table-row">
      <style:table-row-properties style:row-height="12.1mm" fo:break-before="auto" style:use-optimal-row-height="true"/>
    </style:style>
    <style:style style:name="ro8" style:family="table-row">
      <style:table-row-properties style:row-height="6.33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style:style style:name="ta4" style:family="table" style:master-page-name="TAB_5f_Foglio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font-name-asian="Tahoma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Tahoma" fo:font-size="14pt" fo:language="none" fo:country="none" fo:font-style="normal" fo:text-shadow="none" style:text-underline-style="none" fo:font-weight="normal" style:font-name-asian="Tahoma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/>
    </style:style>
    <style:style style:name="ce9" style:family="table-cell" style:parent-style-name="Default" style:data-style-name="N37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6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1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1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Foglio1" table:style-name="ta4" table:print-ranges="Foglio1.A2:Foglio1.D1048530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5"/>
        <table:table-column table:style-name="co6" table:default-cell-style-name="ce2"/>
        <table:table-column table:style-name="co7" table:default-cell-style-name="ce2"/>
        <table:table-column table:style-name="co9" table:number-columns-repeated="1016" table:default-cell-style-name="ce2"/>
        <table:table-column table:style-name="co9" table:number-columns-repeated="2" table:default-cell-style-name="Default"/>
        <table:table-row table:style-name="ro2">
          <table:table-cell table:style-name="ce1" office:value-type="string" calcext:value-type="string">
            <text:p>ABISATI ALBER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764529</text:p>
          </table:table-cell>
          <table:table-cell table:style-name="ce1" table:number-columns-repeated="2"/>
          <table:table-cell table:style-name="ce4" table:number-columns-repeated="5"/>
          <table:table-cell table:style-name="ce19" table:number-columns-repeated="242"/>
          <table:table-cell table:style-name="ce20" table:number-columns-repeated="769"/>
          <table:table-cell table:style-name="ce21" table:number-columns-repeated="2"/>
        </table:table-row>
        <table:table-row table:style-name="ro3">
          <table:table-cell table:style-name="ce1" office:value-type="string" calcext:value-type="string">
            <text:p>ABM SISTEMI (COMPU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177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6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DRIA FRUT</text:p>
          </table:table-cell>
          <table:table-cell table:style-name="ce1" office:value-type="string" calcext:value-type="string">
            <text:p>MERCATO VERO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18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GANDI MASSIMO</text:p>
          </table:table-cell>
          <table:table-cell table:style-name="ce1" office:value-type="string" calcext:value-type="string">
            <text:p>CETRIOLI ZUCCHINE FAGIOLINI ETC...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58298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GE CONTROL – BANCA DATI (X VARIAZI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6-3989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GE CONTROL – DOTT.CONT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47773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GE CONTROL – RO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6-3989423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GENZIA IMMOBILIARE GRIMALDI (ISOLA D/SCALA)</text:p>
          </table:table-cell>
          <table:table-cell table:style-name="ce1" office:value-type="string" calcext:value-type="string">
            <text:p>LORENZO PADOVANI (PER CASA FOGGIN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680694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755353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GENZIA TRANS MERCURIO (NAPOL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81-518773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55076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8353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1-450044</text:p>
          </table:table-cell>
          <table:table-cell table:style-name="ce1" table:number-columns-repeated="2"/>
          <table:table-cell table:style-name="ce18" table:number-columns-repeated="5"/>
          <table:table-cell table:style-name="ce1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5-95833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95838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GRIVERDE (RICAMBI TRATTORI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262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LBERTO CANOVA (EX UNIFACTOR ORA GENERALI 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1190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LD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3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LEACOM (BG BERGAMO)</text:p>
          </table:table-cell>
          <table:table-cell table:style-name="ce1" office:value-type="string" calcext:value-type="string">
            <text:p>DITTA SERIA CHE PAGA 60 GG -DATO NUMERO BRESCIA</text:p>
          </table:table-cell>
          <table:table-cell table:style-name="ce1"/>
          <table:table-cell table:style-name="ce11"/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SALERNO X FINOCCH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767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UFF.BARBARA O DOMENI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6014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LFONSO PEPE (NAP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1661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LITRANSPORT</text:p>
          </table:table-cell>
          <table:table-cell table:style-name="ce1" office:value-type="string" calcext:value-type="string">
            <text:p>AG.TRASP.ARCHIMED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5-5777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11-34938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ICHELE (VENDITORE QUANDO MANCA MOHAMED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078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1236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A 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1949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533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4937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493761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office:value-type="string" calcext:value-type="string">
            <text:p>AMBROSI LORENZO (CASALEONE)</text:p>
          </table:table-cell>
          <table:table-cell office:value-type="string" calcext:value-type="string">
            <text:p>FIGLIO RICCARD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289810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ROSI LORENZO (CASALEONE)</text:p>
          </table:table-cell>
          <table:table-cell office:value-type="string" calcext:value-type="string">
            <text:p>PADRE LORENZ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8-32003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ROSI LORENZO (CASALEON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42-33267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ROSI LORENZO (CASALEON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42-332673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85307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318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303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3303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BRUOSI MARZIANO E VISCARD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735-7250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2333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571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1933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248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DREA BAZZANI</text:p>
          </table:table-cell>
          <table:table-cell table:style-name="ce1" office:value-type="string" calcext:value-type="string">
            <text:p>VENDITORE ENERGIA ELETTRI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5-698362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DREA BAZZANI</text:p>
          </table:table-cell>
          <table:table-cell table:style-name="ce1" office:value-type="string" calcext:value-type="string">
            <text:p>VENDITORE ENERGIA ELETTRIC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ndreabazzani1968@gmail.com" xlink:type="simple">andreabazzani1968@gmail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7109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2275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DRIOLO GINO</text:p>
          </table:table-cell>
          <table:table-cell table:style-name="ce1" office:value-type="string" calcext:value-type="string">
            <text:p>PER CETRIOL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640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GELUCCI SANDRO (natura crea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267693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NGELUCCI SANDRO (natura cre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896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863823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75159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02950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GIANLUCA (LO Z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508501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741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NAPA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977997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TOLINI TRASPORTI E SPEDIZIONI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7014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TONACCI VINCENZO (APRICE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48604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RBIZANI MAU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214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RBIZANI MAU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72224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RCHIMEDE (DI GIUSEPPE GIULI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931-722276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RCHIMEDE (DI GIUSEPPE GIULIANO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79029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RCHIMEDE (DI GIUSEPPE GIULI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31-722376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7322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7384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7303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RENA FRUTT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257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RPAV</text:p>
          </table:table-cell>
          <table:table-cell table:style-name="ce1" office:value-type="string" calcext:value-type="string">
            <text:p>SIG.PEGORARO (PER ANALISI TERREN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463659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RTEC PROGETTI</text:p>
          </table:table-cell>
          <table:table-cell table:style-name="ce1" office:value-type="string" calcext:value-type="string">
            <text:p>GARIS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704656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6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RTEC PROG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120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UTO</text:p>
          </table:table-cell>
          <table:table-cell table:style-name="ce1" table:number-columns-repeated="5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99013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 – FAX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2-5501760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SPARAGO D'ORO (COOP.ARCORE)</text:p>
          </table:table-cell>
          <table:table-cell table:style-name="ce1" office:value-type="string" calcext:value-type="string">
            <text:p>PIERO (PER RADICCHIO VERON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6355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32-9615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968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LLULARE REPERIBILE SIG.RIGOL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543154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0114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3161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33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SSO INFORMATICA (ALFONSO TECNICO PC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2045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SSO INFORMATICA (ALFON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5129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62343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2332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3-5657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6234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TR (AGENZIA TRASPORTI RIUNI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83-5655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TRI (NOG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7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RORA COOP.MELONI PACHINO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78843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RORA COOP.MELONI PACH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31-59438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BOVOLON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02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CENTER</text:p>
          </table:table-cell>
          <table:table-cell table:style-name="ce1" office:value-type="string" calcext:value-type="string">
            <text:p>RENATO BELL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4530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CEN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5881 / 2 / 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399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3990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9-38468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9-3845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GIANELLI (BAR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2125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7471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60017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2136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28-9845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9845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REANI D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818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SCARABELLO ANDRIA</text:p>
          </table:table-cell>
          <table:table-cell table:style-name="ce1" office:value-type="string" calcext:value-type="string">
            <text:p>(PER FARETR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3-5665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AVEZZ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223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SIG.MONACE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8297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83-5436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3-5436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SORGE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9-38469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ZETA DI ZANDA</text:p>
          </table:table-cell>
          <table:table-cell table:style-name="ce1" office:value-type="string" calcext:value-type="string">
            <text:p>CENTRO REVISIO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8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ESAN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53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.TO MICHELE CAMP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047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ELENA PUSCEDDU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vv.pusceddu@lpn3.it" xlink:type="simple">avv.pusceddu@lpn3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FRANCESCO SANSEGOL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vv.sansegolo@lpn3.it" xlink:type="simple">avv.sansegolo@lpn3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GIOVANNA BIANCH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vv.bianchi@lpn3.it" xlink:type="simple">avv.bianchi@lpn3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SANSEG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70904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egreteria.civile@lpn3.it" xlink:type="simple">segreteria.civile@lpn3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.TO STUDIO SANSEGOLO PUSCEDDU &amp; ASSOCIATI (CUCCH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5-04003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.TO STUDIO SANSEGOLO PUSCEDDU &amp; ASSOCIATI (CUCCH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04003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OCATO SANDRIN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8005223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VVOCATO SANDR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91047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STUDIO ISO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3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UFICIO VERO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031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688218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927312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067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28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L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4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ANDREA SARTOR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.sartori@bancopopolare.it" xlink:type="simple">a.sartori@bancopopolar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FILIALE ISOLA: MAR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9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FILIALE TREVENZUOL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dip0089@bancopopolare.it" xlink:type="simple">dip0089@bancopopolar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FILIALE TREVENZUOLO (ANTICIPO FATTURE:MART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3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(SEGRETERIA): BONIZZATO SIMONETT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imonetta.bonizzato@bancopopolare.it" xlink:type="simple">simonetta.bonizzato@bancopopolar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(SEGRETERIA): BONIZZATO SIMONET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912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PAVANA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0868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PAVANAT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ndrea.pavanati@bancopopolare.it" xlink:type="simple">andrea.pavanati@bancopopolar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PAVANATI: collega LUCIANA MONTRESOR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3377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MARISA BUSATO (PER ANTICIPO FT)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arisa.busato@bancopopolare.it" xlink:type="simple">marisa.busato@bancopopolar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ALESSANDRO AMBROSI (CAPOAREA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773393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DIRETTORE: EDOARDO DELL'O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106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IMPRESE 2015 – EMANUELE SIMEONI DIRET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8995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IMPRESE 2015 – EMANUELE SIMEONI DIRETT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93222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IMPRESE 2015 – EMANUELE SIMEONI DIRETT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emanuele.simeoni@popvi.it" xlink:type="simple">emanuele.simeoni@popvi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IMPRESE 2015 – EMANUELE SIMEONI DIRET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22275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1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0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SELLA</text:p>
          </table:table-cell>
          <table:table-cell table:style-name="ce1" office:value-type="string" calcext:value-type="string">
            <text:p>DIRETTORE MARCO MALGHER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9825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12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 FAX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15-24331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FERRARINI FAUS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085321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LEGNAG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00162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AGENTE: ANDREA CESARACCI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442123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3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7383738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3">
          <table:table-cell office:value-type="string" calcext:value-type="string">
            <text:p>BANCA VALSABBINA</text:p>
          </table:table-cell>
          <table:table-cell office:value-type="string" calcext:value-type="string">
            <text:p>ANDREA CERASATI (CHIAMATO ANCHE A GIUGNO 2017 CHE VORREBBE ESSERE FORNITORE)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3251134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BANCALI USATI</text:p>
          </table:table-cell>
          <table:table-cell table:style-name="ce1" office:value-type="string" calcext:value-type="string">
            <text:p>SOLO PALLET – BERGAMO (PER BANCALI USAT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880426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RATELLA (PRIMO MATTINO)</text:p>
          </table:table-cell>
          <table:table-cell table:style-name="Default" office:value-type="string" calcext:value-type="string">
            <text:p>CHIARA</text:p>
          </table:table-cell>
          <table:table-cell table:style-name="ce1" office:value-type="string" calcext:value-type="string">
            <text:p>CELL</text:p>
          </table:table-cell>
          <table:table-cell table:style-name="ce1" office:value-type="string" calcext:value-type="string">
            <text:p>335-10058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RATELLA (PRIMO MATTINO) (STEF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411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34888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606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RATELLA (PRIMO MATTINO) (STEFANO)</text:p>
          </table:table-cell>
          <table:table-cell table:style-name="Default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RBIERI NASTRI TRASPORTATORI (NASTRI GOMMA NERA)</text:p>
          </table:table-cell>
          <table:table-cell table:style-name="ce1" office:value-type="string" calcext:value-type="string">
            <text:p>RAPPRESENTANTE COMMERCIA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1604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RBIERI NASTRI TRASPORTATORI (NASTRI GOMMA NE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51087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RBIERI NASTRI TRASPORTATORI (NASTRI GOMMA NERA)</text:p>
          </table:table-cell>
          <table:table-cell table:style-name="ce1" office:value-type="string" calcext:value-type="string">
            <text:p>PER I NASTRI CHIEDERE DI MIR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108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5688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4-6587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SO (ANTONIO) (SEMINA 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5869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ASSO MARIA (GRANDI POSTEGGIO VERONA)</text:p>
          </table:table-cell>
          <table:table-cell table:style-name="ce1" office:value-type="string" calcext:value-type="string">
            <text:p>DANIELE GRAN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1990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SO MARIA (GRANDI POSTEGGIO VERONA)</text:p>
          </table:table-cell>
          <table:table-cell table:style-name="ce1" office:value-type="string" calcext:value-type="string">
            <text:p>DOLE (NON FA PARTE DI BASSO, è IL FRATELLO?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256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SO MARIA (GRANDI POSTEGGIO VERONA)</text:p>
          </table:table-cell>
          <table:table-cell table:style-name="ce1" office:value-type="string" calcext:value-type="string">
            <text:p>LUCIANO GRAN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196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SO MARIA (GRANDI POSTEGGIO VERONA)</text:p>
          </table:table-cell>
          <table:table-cell table:style-name="ce1" office:value-type="string" calcext:value-type="string">
            <text:p>MARCO GRAN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196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SO MARIA (GRANDI 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2143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SO MARIA (GRANDI 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308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2248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1700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 MOGLIE LAUR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1701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FIGLIO 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2678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SERRA – 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4166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AZZA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ZZA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978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7099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MAGDA PER PAGAMENTI</text:p>
          </table:table-cell>
          <table:table-cell table:style-name="ce1" office:value-type="string" calcext:value-type="string">
            <text:p>MAIL</text:p>
          </table:table-cell>
          <table:table-cell table:style-name="ce12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12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VENDITORE OSCAR NAZZ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897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32-60309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52159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60289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LLINI (AUTOCEN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5881</text:p>
          </table:table-cell>
          <table:table-cell table:style-name="ce1" office:value-type="string" calcext:value-type="string">
            <text:p>MANUTENZIONI RIPARAZIONI AUTOVETTU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LLINI MASSIMO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242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LLI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76592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LLINI ORTO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342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ATTI LEILA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276484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BENATTI LEI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172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AZZI</text:p>
          </table:table-cell>
          <table:table-cell table:style-name="ce1" office:value-type="string" calcext:value-type="string">
            <text:p>NIPOTE AL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2765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AZZ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33-7191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225612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2162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6075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1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FATT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0459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INCASA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2960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631792</text:p>
          </table:table-cell>
          <table:table-cell table:style-name="ce1" office:value-type="string" calcext:value-type="string">
            <text:p>MANUTENZIONI RIPARAZIONI NASTRI TRASPORTATOR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633708</text:p>
          </table:table-cell>
          <table:table-cell table:style-name="ce1" office:value-type="string" calcext:value-type="string">
            <text:p>MANUTENZIONI RIPARAZIONI NASTRI TRASPORTATOR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RSANI LUCA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7863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RSANI MARCO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36541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RTO GIULIO</text:p>
          </table:table-cell>
          <table:table-cell table:style-name="ce1" office:value-type="string" calcext:value-type="string">
            <text:p>(DATO SETTEMBRE 2012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234880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RTON (SCORZE' VENEZ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8196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RTON (SCORZE' 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452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VERE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0885425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VERE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29529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VERE GUID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0-80620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VERE GUI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443234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815934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188458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641040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ZECCHI ROBERTO</text:p>
          </table:table-cell>
          <table:table-cell table:style-name="ce1" office:value-type="string" calcext:value-type="string">
            <text:p>LUCA (ACCETTAZIONE OFFICINE BRENNERO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312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ZECCHI ROBERTO</text:p>
          </table:table-cell>
          <table:table-cell table:style-name="ce1" office:value-type="string" calcext:value-type="string">
            <text:p>LUCA (ACCETTAZIONE OFFICINE BRENNER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312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ZECCHI ROBERTO</text:p>
          </table:table-cell>
          <table:table-cell table:style-name="ce1" office:value-type="string" calcext:value-type="string">
            <text:p>MASSIMO MANGANOTTI OFFICINE BRENNE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5023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ZECCH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3812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6993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18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ANCHI ELVI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98934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ANCHI ELVI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9419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ANCOFIORE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42849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DIRETTO (ULTIMO VALID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9-893612</text:p>
          </table:table-cell>
          <table:table-cell table:style-name="ce1" office:value-type="string" calcext:value-type="string">
            <text:p>MANUTENZIONI RIPARAZIONI PES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RAPP.TE LUCA RAU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1567031 (1)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9-52707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cb@coopbilanciai.it" xlink:type="simple">cb@coopbilanciai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GIACOM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9373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LUCIA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9297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ROBER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9087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863-72790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GIACO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52632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LUCIA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664829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2128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43034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253812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HIMICA SIRACUSA</text:p>
          </table:table-cell>
          <table:table-cell table:style-name="ce1" office:value-type="string" calcext:value-type="string">
            <text:p>FIGLIO EMANU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4285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OCHIMICA SIRAC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32-9916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089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10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9-46481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91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GABRIELE</text:p>
          </table:table-cell>
          <table:table-cell table:style-name="ce1" office:value-type="string" calcext:value-type="string">
            <text:p>AUTISTA GIUSEPP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50006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8442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0016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LO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1339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MIRK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71431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TARCI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28938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XIO CLAUDIO</text:p>
          </table:table-cell>
          <table:table-cell table:style-name="ce1" office:value-type="string" calcext:value-type="string">
            <text:p>PER CONFEZIONI NATALIZI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61403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MMINISTRAZIONE michela dopo ore 09.00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9615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CAMIKAZ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56123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GIOV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471519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BARCAR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05832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61-9661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9602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 CHIAMARE PER VIAGG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95033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TTIA (FIGLIO BAGGIA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34463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TTIA (FIGLIO BAGGIA) ultimo aprile 2017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11160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TITOLARE LUIGI CHIAMARE PER VIAGG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8136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TITOLARE CARLO CHIAMARE PER VIAGGI (VECCHIO ??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1116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ARIN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1173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959605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1-55431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caenazzo.bocca@yahoo.it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DIN GIUSEPPE</text:p>
          </table:table-cell>
          <table:table-cell table:style-name="ce1" office:value-type="string" calcext:value-type="string">
            <text:p>LUI ACQUISTA MOTORI CELLE USA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9452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2027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6120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NATO</text:p>
          </table:table-cell>
          <table:table-cell table:style-name="ce1" office:value-type="string" calcext:value-type="string">
            <text:p>NICOLA (FIGLIO) ISOLA/BUTTAPIETRA PER GENTI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4382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5515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20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NIARDI FRANCESCO</text:p>
          </table:table-cell>
          <table:table-cell table:style-name="ce1" office:value-type="string" calcext:value-type="string">
            <text:p>SECONDO NUMERO (DATO IL 23/12/14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5800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NIARD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0231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4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GIAMBATTI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5184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BONINSEGNA MARC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597116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24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ERM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5868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RELL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2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RELL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044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4369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1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RIN (SPAZZATRICE 6400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65505</text:p>
          </table:table-cell>
          <table:table-cell table:style-name="ce1" office:value-type="string" calcext:value-type="string">
            <text:p>MANUTENZIONI RIPARAZIONI SPAZZATRIC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OSCOLO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3101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TTONI (SCOPE BLU USO ALIMENT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7021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A FRUTTA – VERONA</text:p>
          </table:table-cell>
          <table:table-cell table:style-name="ce1" office:value-type="string" calcext:value-type="string">
            <text:p>PAOLO PER ORD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676200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A FRUTTA –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268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AGANTINI (VR)</text:p>
          </table:table-cell>
          <table:table-cell table:style-name="ce1" office:value-type="string" calcext:value-type="string">
            <text:p>PER CELLE FRIGORIFER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025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006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78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ESSANONE PRODUTTORE</text:p>
          </table:table-cell>
          <table:table-cell table:style-name="ce1" office:value-type="string" calcext:value-type="string">
            <text:p>INS. RAD. PDZ LUGLIO -&gt; OTTOB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968655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713061</text:p>
          </table:table-cell>
          <table:table-cell table:style-name="ce1" office:value-type="string" calcext:value-type="string">
            <text:p>MANUTENZIONI RIPARAZIONI TRATTO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7401</text:p>
          </table:table-cell>
          <table:table-cell table:style-name="ce1" office:value-type="string" calcext:value-type="string">
            <text:p>MANUTENZIONI RIPARAZIONI TRATTO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RIGATI (AZ.AGR.LE VERDURE)</text:p>
          </table:table-cell>
          <table:table-cell office:value-type="string" calcext:value-type="string">
            <text:p>FRANCESCO – PADRE (PARL.CON LUI PER PAGAMENTI)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9-8923436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BRIGATI (AZ.AGR.LE VERDURE)</text:p>
          </table:table-cell>
          <table:table-cell table:style-name="ce1" office:value-type="string" calcext:value-type="string">
            <text:p>GIORGIO – FIGL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4-77170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OGATTO (WIT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07550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BRUM DEBOR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34653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ARMAND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107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ELMIN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733032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107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0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ORN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107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107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ELMINO (BETTINA)</text:p>
          </table:table-cell>
          <table:table-cell table:style-name="ce1" office:value-type="string" calcext:value-type="string">
            <text:p>BETTI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07439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E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2391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IMM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95625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IO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83062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6632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028958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88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TIZ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45904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ELLI AGENZIA PRATICHE AUTOVEIC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5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O ELIO</text:p>
          </table:table-cell>
          <table:table-cell table:style-name="ce1" office:value-type="string" calcext:value-type="string">
            <text:p>FIGLIO CI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7470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O ELIO (POSTEGGIO VERONA)</text:p>
          </table:table-cell>
          <table:table-cell table:style-name="ce1" office:value-type="string" calcext:value-type="string">
            <text:p>PADRE EL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63848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490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brunoelio.com" xlink:type="simple">info@brunoelio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619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TR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46994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T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3-3706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ULGARON GIANCARL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620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ULGARON GIAN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469400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AUTISTA DIE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7231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LEONARD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23552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7644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508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7509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89203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67520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BUSATO SRL</text:p>
          </table:table-cell>
          <table:table-cell table:style-name="ce1" office:value-type="string" calcext:value-type="string">
            <text:p>MANUEL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432642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USAT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2990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BROND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05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CONCH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58452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3677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.OR.MA SOC. COOP. A R.L.</text:p>
          </table:table-cell>
          <table:table-cell table:style-name="ce1" office:value-type="string" calcext:value-type="string">
            <text:p>CELLE FRIGO x DEPOSI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86-7573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CCHIARELLI (ORTICOLA MARCHIGIA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3-67652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CCHIARELLI EURO (ORTICOLA MARCHIGIANA)</text:p>
          </table:table-cell>
          <table:table-cell table:style-name="ce1" office:value-type="string" calcext:value-type="string">
            <text:p>SOCIO 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04837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CCHIARELLI EURO (ORTICOLA MARCHIGIANA)</text:p>
          </table:table-cell>
          <table:table-cell table:style-name="ce1" office:value-type="string" calcext:value-type="string">
            <text:p>STUDIO MACERATINI UFFICIO <text:span text:style-name="T2">PER PAGAMENTI</text:span>: MARA (2015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1-982054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CCHIARELLI EURO (ORTICOLA MARCHIGIANA)</text:p>
          </table:table-cell>
          <table:table-cell table:style-name="ce1" office:value-type="string" calcext:value-type="string">
            <text:p>UFFICIO: FRANCES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1-7574415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CCHIARELLI EURO (ORTICOLA MARCHIGIA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6919457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GNETTI (PER PEDANE LEG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1320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DIRETTO OFFICI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42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ILOTTO SILV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86226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FAX PER RINNOVO ATP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242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DITTA CHE FA TRASPORTI PER LUI, VIENE A VERONA TUTTI I GIORNI A SCARICARE E POI RITORNA <text:s/>VERSO RIMINI VUOTO:: SABATI MICHELE “D.T. TRASPORTI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276079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FIGLIA DI FRANCO: MICHE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10381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FRANCO (o francesco?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6567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1-62536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62536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1-15716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6814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FAX PAGAMENT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1-6835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SILV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2250646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15645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LIARI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09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IMERO ORTOFRUTTA (MERCATO PADOVA)</text:p>
          </table:table-cell>
          <table:table-cell table:style-name="ce1" office:value-type="string" calcext:value-type="string">
            <text:p>VENDITORE SIG.PERON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5438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7019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1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29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CAMARELLA – KAT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96114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KATIA – PER CARTO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2-59497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PER CARTA POLITENATA O CELOFAN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19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SOLEFRUTTA – KAT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47016 (1)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TITOLARE 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595370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MBISE TRASAC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93680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3109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31095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1-28611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1-28611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3311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0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NTARELLA GERM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6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ASSO (ORTOF.CAPASSO SRL)</text:p>
          </table:table-cell>
          <table:table-cell table:style-name="ce1" office:value-type="string" calcext:value-type="string">
            <text:p>PER PAGAMENTI SIG.RA “LAURA”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1-45739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ASSO (ORTOF.CAPASSO SRL)</text:p>
          </table:table-cell>
          <table:table-cell table:style-name="ce1" office:value-type="string" calcext:value-type="string">
            <text:p>TITOLARE: 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215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ASSO (ORTOF.CAPASSO SRL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21-4910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ASSO (ORTOF.CAPASSO SRL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.ortocapasso@virgilio.it" xlink:type="simple">info.ortocapasso@virgilio.it</text:a>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APASSO (ORTOF.CAPASSO SRL)</text:p>
          </table:table-cell>
          <table:table-cell table:style-name="ce1"/>
          <table:table-cell table:style-name="ce1" office:value-type="string" calcext:value-type="string">
            <text:p>PEC</text:p>
          </table:table-cell>
          <table:table-cell table:style-name="ce11" office:value-type="string" calcext:value-type="string">
            <text:p><text:a xlink:href="mailto:ortocapasso@pec.it" xlink:type="simple">ortocapasso@pec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91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918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36140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908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02713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32745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0215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PRIOTTI FILIPP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0-71988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RDIA (SARDEG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70-2822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64300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3402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0-2822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DUCCI LAURO (AZ.AGR.)</text:p>
          </table:table-cell>
          <table:table-cell table:style-name="ce1" office:value-type="string" calcext:value-type="string">
            <text:p>INSALATA MARCH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52757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6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ARLINI GIORGIO (VILLAFRANCA)</text:p>
          </table:table-cell>
          <table:table-cell table:style-name="ce1" office:value-type="string" calcext:value-type="string">
            <text:p>FIGLIO AL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209514</text:p>
          </table:table-cell>
          <table:table-cell table:style-name="ce1" office:value-type="string" calcext:value-type="string">
            <text:p>VERZE, ZUCCHE, CAPPUCCI, GENTILE, LATTUG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RLINI GIORGIO (VILLAFRANCA)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6285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LINI GIORGIO (VILLAFRANC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9717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LINI GIORGIO (VILLAFRANCA)</text:p>
          </table:table-cell>
          <table:table-cell table:style-name="ce1" office:value-type="string" calcext:value-type="string">
            <text:p>LI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8601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LINI SALIZZO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188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MELA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5615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ROZZIERE QUAGLIATO BENI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334712</text:p>
          </table:table-cell>
          <table:table-cell table:style-name="ce1" office:value-type="string" calcext:value-type="string">
            <text:p>MANUTENZIONI RIPARAZIONI CARROZZIE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RTOPLASTICA</text:p>
          </table:table-cell>
          <table:table-cell table:style-name="ce1" office:value-type="string" calcext:value-type="string">
            <text:p>SILVESTRIN SANT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987087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2-6907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6907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26818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2027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51863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1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42680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CONE</text:p>
          </table:table-cell>
          <table:table-cell table:style-name="ce1" office:value-type="string" calcext:value-type="string">
            <text:p>RAGUSA – SICIL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792073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GESTORE IMPRESE – GENNAIO 2016 – CRISTINA CADUR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8735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GESTORE IMPRESE – GENNAIO 2016 – CRISTINA CADUR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11-09380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GESTORE IMPRESE – GENNAIO 2016 – CRISTINA CADUR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6-822097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GESTORE IMPRESE – GENNAIO 2016 – CRISTINA CADUR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cristina.cadura@crveneto.it" xlink:type="simple">cristina.cadura@crvenet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IGNORA GIRARDI DIRET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873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PECIAL AGRICOLTURA – MAURIZIO LOVO (MAGGIO 2016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9312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PECIAL AGRICOLTURA – MAURIZIO LOVO (MAGGIO 2016)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aurizio.lovo@intesasanpaolo.com" xlink:type="simple">maurizio.lovo@intesasanpaolo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01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088</text:p>
          </table:table-cell>
          <table:table-cell table:style-name="ce1" office:value-type="string" calcext:value-type="string">
            <text:p>BAN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2326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4442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TIGLIONI GIANFRANCO (COMPUTEK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992355</text:p>
          </table:table-cell>
          <table:table-cell table:style-name="ce1" office:value-type="string" calcext:value-type="string">
            <text:p>ASSISTENZA COMPUTER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STIGLIONI GIANFRANCO (COMPUTEK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92322</text:p>
          </table:table-cell>
          <table:table-cell table:style-name="ce1" office:value-type="string" calcext:value-type="string">
            <text:p>ASSISTENZA COMPUTER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575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65923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UCCHILI STEFANO</text:p>
          </table:table-cell>
          <table:table-cell table:style-name="ce1" office:value-type="string" calcext:value-type="string">
            <text:p>PRODUTTORE VILLA FONTA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4300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08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NOGAR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732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office:value-type="string" calcext:value-type="string">
            <text:p>CENTRO DEL PNEUMATICO COLTR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31-3447091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850059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85145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ROSSANO SIGNOR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1625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ROSSANO SIGNORINI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rossano.signorini@cereabanca1897.it" xlink:type="simple">rossano.signorini@cereabanca1897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1626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8020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8020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2290511</text:p>
          </table:table-cell>
          <table:table-cell table:style-name="ce1" office:value-type="string" calcext:value-type="string">
            <text:p>MANUTENZIONI RIPARAZIONI CARRELLI ELEVATOR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MASSIMO DE CARLI VENDI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2290510</text:p>
          </table:table-cell>
          <table:table-cell table:style-name="ce1" office:value-type="string" calcext:value-type="string">
            <text:p>MANUTENZIONI RIPARAZIONI CARRELLI ELEVATOR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0924</text:p>
          </table:table-cell>
          <table:table-cell table:style-name="ce1" office:value-type="string" calcext:value-type="string">
            <text:p>MANUTENZIONI RIPARAZIONI CARRELLI ELEVATOR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ES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0926</text:p>
          </table:table-cell>
          <table:table-cell table:style-name="ce1" office:value-type="string" calcext:value-type="string">
            <text:p>MANUTENZIONI RIPARAZIONI CARRELLI ELEVATOR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HECCH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2997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ELAB</text:p>
          </table:table-cell>
          <table:table-cell table:style-name="ce1" office:value-type="string" calcext:value-type="string">
            <text:p>DOTTOR NIC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111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3-71505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3-71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GERRY RAGIONIE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567260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office:value-type="string" calcext:value-type="string">
            <text:p>CHIARAVALLE ANGELO</text:p>
          </table:table-cell>
          <table:table-cell office:value-type="string" calcext:value-type="string">
            <text:p>MAGAZZINO (SIG.GERRY)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863-444271</text:p>
          </table:table-cell>
          <table:table-cell table:style-name="ce1" office:value-type="string" calcext:value-type="string">
            <text:p>PRODOTTI AVEZZANO</text:p>
          </table:table-cell>
          <table:table-cell/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91986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office:value-type="string" calcext:value-type="string">
            <text:p>CHIARAVALLE ANGELO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863-444271</text:p>
          </table:table-cell>
          <table:table-cell table:style-name="ce1" office:value-type="string" calcext:value-type="string">
            <text:p>PRODOTTI AVEZZANO</text:p>
          </table:table-cell>
          <table:table-cell/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41025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42706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675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007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17220741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9-7782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9-767069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AVARELLA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02487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92442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71-5039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FABRIZIO GOV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39839</text:p>
          </table:table-cell>
          <table:table-cell table:style-name="ce1" office:value-type="string" calcext:value-type="string">
            <text:p>IMBALLAGGI CASSETTE CARTON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IESSE PAPER (CARTON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522-976837</text:p>
          </table:table-cell>
          <table:table-cell table:style-name="ce1" office:value-type="string" calcext:value-type="string">
            <text:p>IMBALLAGGI CASSETTE CARTON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2-976761</text:p>
          </table:table-cell>
          <table:table-cell table:style-name="ce1" office:value-type="string" calcext:value-type="string">
            <text:p>IMBALLAGGI CASSETTE CARTON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ILLA LUIGI</text:p>
          </table:table-cell>
          <table:table-cell table:style-name="ce1" office:value-type="string" calcext:value-type="string">
            <text:p>impiegata: LUCIA (DALLE 15.30 DEL POMERIGG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23310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LLA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436371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60571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96023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84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RELLI MICHELE (ZUCCHE) BORGOFORTE (M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84220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T CENTRO IMBALLAGGIO TECNIC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63625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LA</text:p>
          </table:table-cell>
          <table:table-cell table:style-name="ce1" office:value-type="string" calcext:value-type="string">
            <text:p>GUGLIELMO BAGG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3511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1650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LESSIDRA RISTOR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7370170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RIGA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998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SEVER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4894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.SVA (PER SED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38301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6584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DANILO E GRAZ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366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96600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GEM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1-554339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OGEM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54343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OLOMB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85915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54636-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6509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LT.OR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863-803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LT.OR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8195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LT.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02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MINATO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41236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49653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451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MUNELLO GIULIO SPA</text:p>
          </table:table-cell>
          <table:table-cell table:style-name="ce1" office:value-type="string" calcext:value-type="string">
            <text:p>VICENZ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4555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4-5823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4-5823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CA DEL FUC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5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0050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71702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S. AGR. LOMBARDO VENETO TREVENZUOLO</text:p>
          </table:table-cell>
          <table:table-cell table:style-name="ce1" office:value-type="string" calcext:value-type="string">
            <text:p>GIAMPAOLO AVANZ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8088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833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1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SORZIO PICCOLI FRUTTI</text:p>
          </table:table-cell>
          <table:table-cell table:style-name="ce1" office:value-type="string" calcext:value-type="string">
            <text:p>MAGAZZINIERE 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3717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TINI MILANO</text:p>
          </table:table-cell>
          <table:table-cell table:style-name="ce1" office:value-type="string" calcext:value-type="string">
            <text:p>LUCA AMBROSET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1847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TINI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819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SALVATOR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68-717025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68-717022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ROBERTO PER BANCALI ANCHE USATI (EURO € ?? O NOSTRI € 1,30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4201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SERGIO (MASSALONG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3078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15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 FACCHINI (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5015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 IL MELONE (ERBE' BISS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0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 LUSCIANESE (PER MELONI)</text:p>
          </table:table-cell>
          <table:table-cell table:style-name="ce1" office:value-type="string" calcext:value-type="string">
            <text:p>GIOVANNI GRIMAL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21222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 LUSCIANESE (PER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50366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 ORTICOLA DI CONTRADA BAGNI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21742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FACCHINI (VERONA)</text:p>
          </table:table-cell>
          <table:table-cell table:style-name="ce1" office:value-type="string" calcext:value-type="string">
            <text:p>PIATTAFORMA LOGISTICA – 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75317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3507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19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OP.FUCINO SEMENTI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804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OLGA (CONTABILITA'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0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4189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6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ABITAZION ELI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-4580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78257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TITOLARE: ULDE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3709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1-4568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1-4914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ROPOLI ANTON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882-55414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RROPOLI ANTONIO</text:p>
          </table:table-cell>
          <table:table-cell table:style-name="ce1" office:value-type="string" calcext:value-type="string">
            <text:p>ULTIMO 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357803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3810660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890255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55306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RSI TRASPORTI (TRASP.ESTER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159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17374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6040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603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8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ANTONIO MARIOTTO (PADRE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60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MASSIMO MARIOTTO (FIGLIO) (EX PECANA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6062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TE VECIA AZIENDA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63632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51839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29952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MARCO (CHIAMARE LUI PER CARICHI IN MAGAZZIN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36971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232647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16219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17526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MART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36295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9686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VER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607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REDEM BANCA (SEDE VILLAFRANCA)</text:p>
          </table:table-cell>
          <table:table-cell table:style-name="ce1" office:value-type="string" calcext:value-type="string">
            <text:p>DIRETTORE SIG.POLI 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11693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REDEM BANCA (SEDE VILLAFRANCA)</text:p>
          </table:table-cell>
          <table:table-cell table:style-name="ce1" office:value-type="string" calcext:value-type="string">
            <text:p>DIRETTORE SIG.POLI FRANCESC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9034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REDEM BANCA (SEDE VILLAFRANCA)</text:p>
          </table:table-cell>
          <table:table-cell table:style-name="ce1" office:value-type="string" calcext:value-type="string">
            <text:p>DIRETTORE SIG.POLI FRANCESC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francesco.poli@credem.it" xlink:type="simple">francesco.poli@credem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REDEM BANCA (SEDE VILLAFRANCA)</text:p>
          </table:table-cell>
          <table:table-cell table:style-name="ce1" office:value-type="string" calcext:value-type="string">
            <text:p>DIRETTORE SIG.POLI FRANCES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358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RISTOFOLI TOMA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85057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UCCHI ALFRE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648723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.TA. VISION SNC (ALLARME BRUN GELMINO) (TIZIO CHE HO TROVATO DA GARIS)</text:p>
          </table:table-cell>
          <table:table-cell table:style-name="ce1" office:value-type="string" calcext:value-type="string">
            <text:p>AMMINISTRAZIONE O REPERIBILE NEI NOTTUR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5539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.TA. VISION SNC (ALLARME BRUN GELMINO) (TIZIO CHE HO TROVATO DA GARIS)</text:p>
          </table:table-cell>
          <table:table-cell table:style-name="ce1" office:value-type="string" calcext:value-type="string">
            <text:p>REPERIBILE TON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13798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DD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8355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92531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9943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9539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9931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9398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6567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6567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0-6949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95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GIUL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15402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15402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6090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237</text:p>
          </table:table-cell>
          <table:table-cell table:style-name="ce1" office:value-type="string" calcext:value-type="string">
            <text:p>POSEGGIO PADOV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2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 BOSCO ORL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7100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 BOSCO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1750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L'OCA (ERBE')</text:p>
          </table:table-cell>
          <table:table-cell table:style-name="ce1" office:value-type="string" calcext:value-type="string">
            <text:p>BASILICO IN VASET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76897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N FRUTTA</text:p>
          </table:table-cell>
          <table:table-cell table:style-name="ce1" office:value-type="string" calcext:value-type="string">
            <text:p>POSTEGGIO PADOV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8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441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9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I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096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RIO ALFON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632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GALIMBERTI FERDINAND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1151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84657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THE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2-84657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TUR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3-8631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VIDE OLIVET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6912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UFFICIO XPAG:FRANCESCO XRICAVI:ROBER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1-28612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MELONI –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5733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U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6431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ANDREA FIGL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9084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CARLO (ZIO O PAD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1214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1867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5522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IORIS MA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30741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3982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VINCENZ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48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CUZZI ROCCO (MAG. TORI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11-001477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CUZZI ROCCO (MAG. TORI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00147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RATTIZZAZIONE 3D SERV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30697</text:p>
          </table:table-cell>
          <table:table-cell table:style-name="ce1" office:value-type="string" calcext:value-type="string">
            <text:p>DERATTIZZAZION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6369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62-5205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62-53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62-5205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I MARIA PIERLUIGI</text:p>
          </table:table-cell>
          <table:table-cell table:style-name="ce1" office:value-type="string" calcext:value-type="string">
            <text:p>NOTAIO NOGAR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5111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I NATURA FELIC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64258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17992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837952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64655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DI ROCC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3514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11742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120213006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77514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ISCONZ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8731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ORO LINO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2639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PRIM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52307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SECONDARIO (RISPONDE LA MOGLI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105894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O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2344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303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3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RIVING COMPETITION</text:p>
          </table:table-cell>
          <table:table-cell table:style-name="ce1" office:value-type="string" calcext:value-type="string">
            <text:p>(CICCION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944258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6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31267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UE ERRE (POSTEGGIO PADOVA)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76284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UE ERR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762847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UE ERRE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5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LECTRONIC SERVICE ITALIA</text:p>
          </table:table-cell>
          <table:table-cell table:style-name="ce1" office:value-type="string" calcext:value-type="string">
            <text:p>PER STAMPANTE Z4M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14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LETTRAUTO LANZ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6011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ELETTRICISTA (GHIRIGATO DORIANO)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621</text:p>
          </table:table-cell>
          <table:table-cell table:style-name="ce1" office:value-type="string" calcext:value-type="string">
            <text:p>MANUTENZIONI RIPARAZIONI ELETTRAUT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ELETTRICISTA (GHIRIGATO DORI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4213879</text:p>
          </table:table-cell>
          <table:table-cell table:style-name="ce1" office:value-type="string" calcext:value-type="string">
            <text:p>MANUTENZIONI RIPARAZIONI ELETTRICIST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9556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6033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611918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EMME PIU' (CESILIO)</text:p>
          </table:table-cell>
          <table:table-cell table:style-name="ce1" office:value-type="string" calcext:value-type="string">
            <text:p>LUIGI (SOCIO CESILIO)</text:p>
          </table:table-cell>
          <table:table-cell table:style-name="ce1"/>
          <table:table-cell table:style-name="ce11" office:value-type="string" calcext:value-type="string">
            <text:p>388-5623354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ENEL DI LEGNAG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01949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ENEL VERONA</text:p>
          </table:table-cell>
          <table:table-cell table:style-name="ce1" office:value-type="string" calcext:value-type="string">
            <text:p>SIG.PARISATO ALESSAND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95382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NEL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7119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RRANI (AGEN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5-9003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691179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137347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691272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ROME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34624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APO SIG.PET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10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ET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24345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LOR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0597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CARGO (EX CARVIPER?) -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12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71772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2-26949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03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MAGAZZINO (X MELONI ELEN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24100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ARMIDO RAGNO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037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MAESTRINI GIORD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037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35305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POSTEGGIO 1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35305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POSTEGGIO 2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35428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VACCARI 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5041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VACCARI FULV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1256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VACCARI MARCO (PER MELON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074080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VACCARI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2653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MARCO (FIGLIO TITOLARE ??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074080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ECNICO SIG.ADR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0531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. FABRIZIO E BRIGNA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7471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OLARE ZIL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2939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VERDE (MERCATO VERONA)</text:p>
          </table:table-cell>
          <table:table-cell table:style-name="ce1" office:value-type="string" calcext:value-type="string">
            <text:p>VENDITORE LUC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836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VERGREEN (AVEZZANO)</text:p>
          </table:table-cell>
          <table:table-cell table:style-name="ce1" office:value-type="string" calcext:value-type="string">
            <text:p>ATTILIO TITO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020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EVERGREEN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784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FIGL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6819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PAD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749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9-5735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9-55808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F.LLI BISCO SNC (X ZUCCHE)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1206816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3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26-993818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3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26-43297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CORRAD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26607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DIEGO = per radicchio lun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33181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MIRCO = per pan di zucchero (quando non c'è corrad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92522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9776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IERE GIAMPIET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69499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841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CENTRAL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98306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RICEVIMENTO MERCE LOGISTICA ORDIN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98414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VERO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61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brunosrl.net" xlink:type="simple">info@brunosrl.ne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VERONICA PER SCARTI MELO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69397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RO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42-4280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94087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NDREA (VENDITO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94028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ROBERTO (VENDITO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03259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5-4126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4155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422182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42225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TITOLARE M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6490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33153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3302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CCHINI DONATO (BS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26405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CCHINI E C. S.S. (BRESC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30-26405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RESP.QUALIT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facchininatura.com" xlink:type="simple">info@facchininatura.com</text:a>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SARTOR ANDREA PER ORD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392182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FACCHINI E C. S.S. (BRESC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26405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CCINI GIANNI</text:p>
          </table:table-cell>
          <table:table-cell table:style-name="ce5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7231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CCINI GIANNI</text:p>
          </table:table-cell>
          <table:table-cell table:style-name="ce5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541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CCINI 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5407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CCINI 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1454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CCIOLI V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1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GIONI (PEDANE LEGNO USAT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06903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ALAVIGNA ARDUINO (MONTAL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2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3630610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FAX CAS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85-783153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631781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OGLI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36825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AZION VIA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08354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84467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10-74567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74567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ERRARA MARIO</text:p>
          </table:table-cell>
          <table:table-cell table:style-name="ce1" office:value-type="string" calcext:value-type="string">
            <text:p>METAPON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784916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ERRARI E FRANCESCHETTI</text:p>
          </table:table-cell>
          <table:table-cell table:style-name="ce1" office:value-type="string" calcext:value-type="string">
            <text:p>SEDANO E SOTTACE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400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ERRARI LUIGI DOTTOR</text:p>
          </table:table-cell>
          <table:table-cell table:style-name="ce1" office:value-type="string" calcext:value-type="string">
            <text:p>PER FAGIOLI BORLOTTI TACCOLE ETC...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9953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ERRARI LUIGI DOTT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402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ERRO (PER RADICCHIO ISOLA DELLA SCALA)(RANCAN LUCIANA)</text:p>
          </table:table-cell>
          <table:table-cell table:style-name="ce1" office:value-type="string" calcext:value-type="string">
            <text:p>DISCARICA/ISOLA ECOLOGICA ISOLA DELLA SCA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111893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6827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35157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9340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ILIPPI X FOGNATUURE (DETTO: GIGI MER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97648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4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LESSANDRA (FIGLIA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69322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FABIO (PAD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5847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LIPPINI ROBERTO – VIGA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520878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LIPPO NOVIELLI (BOLOGNA ?)</text:p>
          </table:table-cell>
          <table:table-cell table:style-name="ce1" office:value-type="string" calcext:value-type="string">
            <text:p>MEDIATORE PER ESTERO (GERMANIA AUSTRIA ETC) RADICCH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2-531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LIPPO NOVIELLI (BOLOGNA ?)</text:p>
          </table:table-cell>
          <table:table-cell table:style-name="ce1" table:number-columns-repeated="2"/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MEZ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254715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ORINO NATAL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500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ORINO NATAL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5370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TO</text:p>
          </table:table-cell>
          <table:table-cell table:style-name="ce1" office:value-type="string" calcext:value-type="string">
            <text:p>ZAFFARA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971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769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769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CARMINE – MURA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1926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GGINI GIANFRAN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8249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844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 (SIG.BERTONCIN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4110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81288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zusi@4company.it" xlink:type="simple">zusi@4company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 (4) MY SELECTION UG</text:p>
          </table:table-cell>
          <table:table-cell table:style-name="ce1" office:value-type="string" calcext:value-type="string">
            <text:p>SIG. PHILIP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715311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450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246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MAGLIO ORTOF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42-920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MIGAR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18258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8425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842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UTISTA 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6020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PAOLO (ORGANIZZA AUTIST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667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7543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7237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ABITAZIONE GIUSEPP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72097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DAM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842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 GIUSEPPE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376-7140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842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7654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SINETTI FILIPPO </text:p>
          </table:table-cell>
          <table:table-cell table:style-name="ce6" office:value-type="string" calcext:value-type="string">
            <text:p>(PIANTATO PER CONTO LUCCI GREGOR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61587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SINETTI FILIPPO </text:p>
          </table:table-cell>
          <table:table-cell table:style-name="ce6" office:value-type="string" calcext:value-type="string">
            <text:p>fax (temporaneo???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4446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SCHI MATTEO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89676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5109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894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ACCA (PER TRATTORE)=&gt; VEDI SOFFIAT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ACCARO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519581</text:p>
          </table:table-cell>
          <table:table-cell table:style-name="ce1" office:value-type="string" calcext:value-type="string">
            <text:p>MURATO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ANCESCHETTI </text:p>
          </table:table-cell>
          <table:table-cell table:style-name="ce1" office:value-type="string" calcext:value-type="string">
            <text:p>MACCACARI - RAD.CHIOGG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606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IGENTI GIOVANNI (NAPOLI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55668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493399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53795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IGOVENET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42-659011</text:p>
          </table:table-cell>
          <table:table-cell table:style-name="ce1" office:value-type="string" calcext:value-type="string">
            <text:p>MANUTENZIONI RIPARAZIONI FRIGO CELLE FRIGORIFE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367048</text:p>
          </table:table-cell>
          <table:table-cell table:style-name="ce1" office:value-type="string" calcext:value-type="string">
            <text:p>MANUTENZIONI RIPARAZIONI FRIGO CELLE FRIGORIFE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TECNICO DI TURNO NEI FESTIVI (STEFANO?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367036</text:p>
          </table:table-cell>
          <table:table-cell table:style-name="ce1" office:value-type="string" calcext:value-type="string">
            <text:p>MANUTENZIONI RIPARAZIONI FRIGO CELLE FRIGORIFE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UFFICIO X INTERVEN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59030</text:p>
          </table:table-cell>
          <table:table-cell table:style-name="ce1" office:value-type="string" calcext:value-type="string">
            <text:p>MANUTENZIONI RIPARAZIONI FRIGO CELLE FRIGORIFE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IULCOM GIACOMO RONZA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32-6122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IULCOM GIACOMO RONZA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5205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IULCOM GIACOMO RONZA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0-4354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151457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NICOLETTA DONATEL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183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FRUIT SERVICE DI FERRI GIAMPIETR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35-835451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FRUIT SERVICE DI FERRI GIAMPIETRO</text:p>
          </table:table-cell>
          <table:table-cell table:style-name="ce1" office:value-type="string" calcext:value-type="string">
            <text:p>LUBR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8649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3545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35451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GIUSEPPE (PER ORDIN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1-06409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HELMUT (PER ORDIN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1-0640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1-06408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MA SRL (BOL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71-0640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 EXPORT</text:p>
          </table:table-cell>
          <table:table-cell table:style-name="ce1" office:value-type="string" calcext:value-type="string">
            <text:p>MERCATO VERONA – 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72592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 office:value-type="string" calcext:value-type="string">
            <text:p>LUC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1-45262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 office:value-type="string" calcext:value-type="string">
            <text:p>TRASPORTATORE SPAGNOLO CHE FA TRASPORTI PER LO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003864161335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0386533349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qualità@fruttafrescasrl.com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0386415254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EXPOR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1-2861456</text:p>
          </table:table-cell>
          <table:table-cell table:style-name="ce1" office:value-type="string" calcext:value-type="string">
            <text:p>POSTEGGIO BOLOGN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UTTITAL</text:p>
          </table:table-cell>
          <table:table-cell table:style-name="ce1" office:value-type="string" calcext:value-type="string">
            <text:p>MICHELE (MURARI) (NUMERO NUOVO 2015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6-19409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ITAL (POSTEGGIO ROMA)</text:p>
          </table:table-cell>
          <table:table-cell table:style-name="ce1" office:value-type="string" calcext:value-type="string">
            <text:p>ANGELO ROCCHI (VENDITO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2727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ITAL (POSTEGGIO ROM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6-412942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ITAL BOLOGNA</text:p>
          </table:table-cell>
          <table:table-cell table:style-name="ce1" office:value-type="string" calcext:value-type="string">
            <text:p>PAOLO BONAZZ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2727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ITAL MILANO</text:p>
          </table:table-cell>
          <table:table-cell table:style-name="ce1" office:value-type="string" calcext:value-type="string">
            <text:p>MAURIZIO CASTELNOV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2722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647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VEX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536-9680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36-96825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1-94703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1-94712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UMAGALLI (ANTON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626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6126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42295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GIAM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5741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57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URIANI RODOLF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097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ETANO CARU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0-6546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L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685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LEAZZO PAOLO S.R.L. (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0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76448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70214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LLETT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7020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MBARETTO MASSIMO (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309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MBIRASIO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02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177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285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RDEN FRUTTA SRL (RENZ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020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ROFOLO GIORG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326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ROFOLO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2197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58678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3" office:value-type="string" calcext:value-type="string">
            <text:p>0734-640037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ASTRONOMICA FRESSCOTT SRL</text:p>
          </table:table-cell>
          <table:table-cell table:style-name="ce1" office:value-type="string" calcext:value-type="string">
            <text:p>ZOIA 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6107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9-59832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fresscot@alice.it" xlink:type="simple">fresscot@alice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9-990373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TT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682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TTI PAOLO (CIPOLLIN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660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MIRK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150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4109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VALT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4952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CCHEL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41228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ADOLFO GEM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68729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6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NERALI ASSICURAZIONI BOVOLONE</text:p>
          </table:table-cell>
          <table:table-cell table:style-name="ce1" office:value-type="string" calcext:value-type="string">
            <text:p>MICCO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117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53817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551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4142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937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413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OMETRA FERDINANDO FOGG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9428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RARDO (TREVISO 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034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RARDO DE VITO (SCAF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850952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RGATI TERE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32-2837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RMANIA – CLIENTE RADICCHIO: DAVID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4917377771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RMANIA – REBHORN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049-(0)89767011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RMANIA – SULSER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049-(0)897782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RMANIA – VEDI TRI FRUTTA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HILARDI (POSTEGGIO BERGAMO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2297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HILARDI (POSTEGGIO BERGAM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2994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HIRIGATO ROBERTO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0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HIRLANDA ANTONIO (IMBALLAGGIO)</text:p>
          </table:table-cell>
          <table:table-cell table:style-name="ce7" office:value-type="string" calcext:value-type="string">
            <text:p>COOP.S.MASSIMO UFFICIO IMPIEGATA MENEGHEL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90132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HIRLANDA ANTONIO (IMBALLAGGIO)</text:p>
          </table:table-cell>
          <table:table-cell table:style-name="ce1" office:value-type="string" calcext:value-type="string">
            <text:p>MENEGHELLO PER CARICO CASS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06053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HIRLANDA ANTONIO (IMBALLA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2195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HIROTTO SERG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737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HIROTTO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05743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6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8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COBB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0264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FIGLIO (ALESSANDR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045268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COBBE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75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COVELLI (B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0-931112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IAMMARCO (PRIMIZIE DI OR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745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IANELLO CARLO (FRATELLO DI GABRIE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701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NELLO FAB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072707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NELLO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3174</text:p>
          </table:table-cell>
          <table:table-cell table:style-name="ce1" office:value-type="string" calcext:value-type="string">
            <text:p>ACQUIST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IANEL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60325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NNI 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77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7395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850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GI MERDA (PER FONGATURE)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 office:value-type="string" calcext:value-type="string">
            <text:p>VEDI FILIPPI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LIOLI ANGELO</text:p>
          </table:table-cell>
          <table:table-cell table:style-name="ce1" office:value-type="string" calcext:value-type="string">
            <text:p>FIGLIA: VEDI AGRI Più</text:p>
          </table:table-cell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2-50957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3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02562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0283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2" office:value-type="string" calcext:value-type="string">
            <text:p>agripiu.<text:a xlink:href="mailto:studio@gmail.com" xlink:type="simple">studio@gmail.com</text:a></text:p>
          </table:table-cell>
          <table:table-cell table:style-name="ce12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0283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PU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76-66159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UP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17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12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NEL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32578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OIA DEI MAR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0578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3316461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43706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IOTTO FRUIT S.R.L. (FIRENZE) (CONAD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43069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GIOTTO FRUIT S.R.L. (FIRENZE) (CON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5-439301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GIRONDA (ECO SANITAS)</text:p>
          </table:table-cell>
          <table:table-cell table:style-name="ce1" office:value-type="string" calcext:value-type="string">
            <text:p>PER RIFIUTI CONTENITORI FITOFARMAC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2055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RONDA (ECO SANITAS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440770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GOBBETTI (PER FUNGH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5848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OZZI SIMO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35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RASSI FRANCESCO (MERCE LAVOR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8940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VEDI TOSATTO</text:p>
          </table:table-cell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ROSS MARKET (VERO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8250186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ROSS MARKET (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30470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RUPPO MAURO SAVOIA</text:p>
          </table:table-cell>
          <table:table-cell table:style-name="ce1" office:value-type="string" calcext:value-type="string">
            <text:p>RACCOLTA LEG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8002315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0611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1440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4600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 – PAO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1440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VERONA – GIORGIO X CONTAB.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69190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ARNIERI TENDE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53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5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768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8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ERRA (MELONI VILIMPEN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175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FILIPP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2580009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990610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25-81872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32-997511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47433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32-801126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920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 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920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CAVOLO CAPUCCIO (CASTAGNAR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56182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LIZZI SALVATORE (FERRAR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32-75046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GULIZZI SALVATORE (FERRAR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532-7504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LIZZI SALVATORE (FERRA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6721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HORTUS NOVUS COMMERCIUM SRL</text:p>
          </table:table-cell>
          <table:table-cell table:style-name="ce1" office:value-type="string" calcext:value-type="string">
            <text:p>SIG.CAPATO MATTE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8945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60007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19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(IND.IN FATTURA... NON USARE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733-8651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SIG.MORE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430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HORTUS TRADE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733-2844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HYPO ALPE ADRIA BANK</text:p>
          </table:table-cell>
          <table:table-cell table:style-name="ce1" office:value-type="string" calcext:value-type="string">
            <text:p>MAURIZIO FERRARI PER LEASING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4309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2543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53248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007960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FUC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532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91412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2588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CA S.N.C.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9-216035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939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939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COPLASTIC (VANGELIS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2222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ABIOLA RISMENI (PER SIST FT E CASSE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5384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EDERICA PEDRON PER ORDINI BLOCCA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5384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PER ORD.IMBALL. SIG.RA MANUELA // WALTER TRIPOD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5384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ORDINI IMBALLAGGIO (TRIPODI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5384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PROB.PORTALE VIRGINIA 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53840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01288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MAIL</text:p>
          </table:table-cell>
          <table:table-cell table:style-name="ce12" office:value-type="string" calcext:value-type="string">
            <text:p><text:a xlink:href="mailto:giorgio.betella@ifco.de" xlink:type="simple">giorgio.betella@ifco.de</text:a></text:p>
          </table:table-cell>
          <table:table-cell table:style-name="ce12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L BETTOLINO SCARL</text:p>
          </table:table-cell>
          <table:table-cell table:style-name="ce1" office:value-type="string" calcext:value-type="string">
            <text:p>SIG.DICARRA GIANLUCA RESP.ACQUIS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05060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LMAPAK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102044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MBALL NORD</text:p>
          </table:table-cell>
          <table:table-cell table:style-name="ce1" office:value-type="string" calcext:value-type="string">
            <text:p>AGENTE DAMIA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9233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MBALL NOR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80085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/ BANCA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049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/BANCALI: <text:s/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03838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MPIANTO DI ALLARME-&gt; VEDI VSD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NDIANI – DHARIWAL – CAPPUCCI PRIMAV.2015</text:p>
          </table:table-cell>
          <table:table-cell table:style-name="ce1" office:value-type="string" calcext:value-type="string">
            <text:p>… POI NON PORTATI, VENIVA A NOME DI THIND SATNAM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301068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4702691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INDIANI GIMMI PER CAMPI</text:p>
          </table:table-cell>
          <table:table-cell table:style-name="ce8" office:value-type="string" calcext:value-type="string">
            <text:p><text:s/>(FACCIONI TECNICO DI MORATEL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5049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JESS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19122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JESSI 2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51-04678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TO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31666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NDIANO (PER CAMPI GIMM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588830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R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71569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SOLA BLU</text:p>
          </table:table-cell>
          <table:table-cell table:style-name="ce1" office:value-type="string" calcext:value-type="string">
            <text:p>ACI ISOLA DELLA SCA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85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SOLA BLU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022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TALIA BELT</text:p>
          </table:table-cell>
          <table:table-cell table:style-name="ce1" office:value-type="string" calcext:value-type="string">
            <text:p>UFFICIO (SIG.LUC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5738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TALPRODUTTIVA</text:p>
          </table:table-cell>
          <table:table-cell table:style-name="ce1" office:value-type="string" calcext:value-type="string">
            <text:p>ANTONIO O LORE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3491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VECO/BRENNERO (CAMION)</text:p>
          </table:table-cell>
          <table:table-cell table:style-name="ce1" office:value-type="string" calcext:value-type="string">
            <text:p>RAPPRESENTANTE GUERRA CLAUD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9351304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JCOPLASTIC – BATTIPAGLIA</text:p>
          </table:table-cell>
          <table:table-cell table:style-name="ce4" office:value-type="string" calcext:value-type="string">
            <text:p>VENDITORE – SIG.AVOSSA RAFFAELE</text:p>
          </table:table-cell>
          <table:table-cell table:style-name="ce4" office:value-type="string" calcext:value-type="string">
            <text:p>CELL</text:p>
          </table:table-cell>
          <table:table-cell table:style-name="ce14" office:value-type="string" calcext:value-type="string">
            <text:p>335-4825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JCOPLASTIC – BATTIPAGLIA</text:p>
          </table:table-cell>
          <table:table-cell table:style-name="ce1" office:value-type="string" calcext:value-type="string">
            <text:p>VENDITORE – SIG.TARALLO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8598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3921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3921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JOSEPH (DEL TRENTINO)</text:p>
          </table:table-cell>
          <table:table-cell table:style-name="ce1" office:value-type="string" calcext:value-type="string">
            <text:p>A COLTIVA ANCHE A TREVENZU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16951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69109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2135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romano13@hotmail.it" xlink:type="simple">romano13@hotmail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5-804158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'ECONOMICA PAGLIARE SCARL (MARCHE)</text:p>
          </table:table-cell>
          <table:table-cell table:number-columns-repeated="2"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grieconomica1@libero.it" xlink:type="simple">agrieconomica1@libero.it</text:a></text:p>
          </table:table-cell>
          <table:table-cell table:style-name="ce1" office:value-type="string" calcext:value-type="string">
            <text:p>PRODOTTI MARCHE</text:p>
          </table:table-cell>
          <table:table-cell table:style-name="ce11"/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5-804161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'ECONOMICA PAGLIARE SCARL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5-804161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5375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4570003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3450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CELL. PAD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48189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SI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2624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TREVIS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4334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ORTOLANO (VOLANTI – RIMINI)</text:p>
          </table:table-cell>
          <table:table-cell table:style-name="ce1" office:value-type="string" calcext:value-type="string">
            <text:p>MASSIMO VOLAN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7829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ORTOLANO (VOLANTI –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7341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5-845827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TITOLARE SIG.ANGE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1636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UFFIC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5-849453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unicasrl@lunica.it" xlink:type="simple">lunicasrl@lunica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84553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845537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752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920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CASTAGNARESE SOC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4517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0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DAMIANO (FIGL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4517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1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869967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PAOLO (PAD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86996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AGRONOMO BERALDI SIM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77921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524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SALV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3693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UFFICIO (PER PAG.SIN.RA SILVI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82603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POLIGNANESE</text:p>
          </table:table-cell>
          <table:table-cell table:style-name="ce1" office:value-type="string" calcext:value-type="string">
            <text:p>LISCO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5360008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A ROCCA SOC.COOP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9-76342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SCINTIL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2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SORGENTE (POSTEGGIO MILANO)</text:p>
          </table:table-cell>
          <table:table-cell table:style-name="ce1" office:value-type="string" calcext:value-type="string">
            <text:p>LUIGI (EX VENDITORE CONTIN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590592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TORRE (AUTOTRASP. PER FABBRI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3411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01131903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18621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19676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1971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NZA BRUNO</text:p>
          </table:table-cell>
          <table:table-cell table:style-name="ce1" office:value-type="string" calcext:value-type="string">
            <text:p>DEPOSI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807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ANZA BRU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7441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ARBI BADOU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2217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TONIERE PER CANALI - GIUSEPPE</text:p>
          </table:table-cell>
          <table:table-cell table:style-name="ce9" office:value-type="string" calcext:value-type="string">
            <text:p>CHAMATO GIMMI IL 29/01/2015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1885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VAGNI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44847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FEDE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24622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MAR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0639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SEDE TRIESTE PER PAG.SIG.CINZ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0-3036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ZZARINI FRANCO E C.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60174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2045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8405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40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 DELIZIE DELL'ORTO</text:p>
          </table:table-cell>
          <table:table-cell table:style-name="ce1" office:value-type="string" calcext:value-type="string">
            <text:p>MERCATO REGGIO EMILI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22-3661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 DELIZIE DELL'ORTO</text:p>
          </table:table-cell>
          <table:table-cell table:style-name="ce1" office:value-type="string" calcext:value-type="string">
            <text:p>PUNTO VENDITA AL DETTAGL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2-3827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 DELIZIE DELL'ORTO</text:p>
          </table:table-cell>
          <table:table-cell table:style-name="ce1" office:value-type="string" calcext:value-type="string">
            <text:p>MERCATO ORTOFRUTTIC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2-5063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 DELIZIE DELL'ORTO</text:p>
          </table:table-cell>
          <table:table-cell table:style-name="ce1" office:value-type="string" calcext:value-type="string">
            <text:p>VENDITORE GIOFFRE'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86639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ONARD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00343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<text:a xlink:href="mailto:LEONCINI@PSVSRL.COM" xlink:type="simple">LEONCINI@PSVSRL.COM</text:a>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102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SIG.SARTORETTI GIORD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2140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9001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51051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400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363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460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71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CE</text:p>
          </table:table-cell>
          <table:table-cell table:style-name="ce1" office:value-type="string" calcext:value-type="string">
            <text:p>ANDREA CEOLET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6907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112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489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7188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 FAX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97188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3736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ARIO ALB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091209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137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4124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 ESTE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6455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3305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29031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505023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55282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O IACONO TRASPORTI</text:p>
          </table:table-cell>
          <table:table-cell table:style-name="ce1" office:value-type="string" calcext:value-type="string">
            <text:p>TITO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48451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O IACONO TRASPORTI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1" office:value-type="string" calcext:value-type="string">
            <text:p>0863-867612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BATTISTI L.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621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DOTT.ST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8233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1-28616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FFREDO STELL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1-286170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NGA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831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NGO PATRIZ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872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oraluca.srl@legalmail.it" xlink:type="simple">loraluca.srl@legalmail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ucalora@libero.it" xlink:type="simple">lucalora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5-81932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4691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4691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UCCHI</text:p>
          </table:table-cell>
          <table:table-cell table:style-name="ce1" office:value-type="string" calcext:value-type="string">
            <text:p>ELETTRICISTA GIMM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54858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742570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1-95594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MACEROLA MARC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5-266624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328794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2392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3090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9307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USENTI MARCO</text:p>
          </table:table-cell>
          <table:table-cell table:style-name="ce1" office:value-type="string" calcext:value-type="string">
            <text:p>SUO COMMERCIALISTA 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5312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USENT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4821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229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8055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USIA COOP.ORTOL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NERE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6165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OMA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7211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55812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503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GLIAR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0-23260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R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28822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.PA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3475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0350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3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POTEGGIO PARM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1-99279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GGI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GNANI DANILO E EGIDIO OSTI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6-436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0823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1-93260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9320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LAGNIN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4416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MALAMAN COSTAN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4787763</text:p>
          </table:table-cell>
          <table:table-cell table:style-name="ce1" office:value-type="string" calcext:value-type="string">
            <text:p>VENDIT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6033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944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LINI S.A.S. DI MALINI MARIO</text:p>
          </table:table-cell>
          <table:table-cell table:style-name="ce1" office:value-type="string" calcext:value-type="string">
            <text:p>SOTTACETI VILLAFONTA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850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3-7012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MAMMA DI DAVID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31631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3-3267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3-344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VENDITORE DAVID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107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CINI MARIA SRL (POSTEGGIO FORLI'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ancinimaria@pec.buffetti.it" xlink:type="simple">mancinimaria@pec.buffetti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CINI MARIA SRL (POSTEGGIO FORLI')</text:p>
          </table:table-cell>
          <table:table-cell table:style-name="ce1"/>
          <table:table-cell table:style-name="ce1" office:value-type="string" calcext:value-type="string">
            <text:p>PEC</text:p>
          </table:table-cell>
          <table:table-cell table:style-name="ce11" office:value-type="string" calcext:value-type="string">
            <text:p><text:a xlink:href="mailto:mancini.mariasrl@gmail.com" xlink:type="simple">mancini.mariasrl@gmail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90178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6-3403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gricola.manfrin@alice.it" xlink:type="simple">agricola.manfrin@alice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3403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TOAN BRUNO TRASPORTI CHIOGGIA (EX NARCIS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30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TOAN BRUNO TRASPORTI CHIOGGIA (EX NARC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5093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TOVANELLI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202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TOVANELL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62017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TOVANELLI MARIO ATTREZZI AGRICOLI</text:p>
          </table:table-cell>
          <table:table-cell table:style-name="ce1" office:value-type="string" calcext:value-type="string">
            <text:p>ISAC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584991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TOVANELLI PIER GIORGIO</text:p>
          </table:table-cell>
          <table:table-cell table:style-name="ce1" office:value-type="string" calcext:value-type="string">
            <text:p>SALIZZOLE VALMORSELZ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27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TOVANI GIUL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0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TOVANI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2093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ANESI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0-88180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CANTONI F.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21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CHIELLA 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5905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CON ROMEO</text:p>
          </table:table-cell>
          <table:table-cell table:style-name="ce1" office:value-type="string" calcext:value-type="string">
            <text:p>PER ROSSO VR A ROVEREDO DE GUA'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057474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CONCINI (COMPRA VERO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06840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CONCINI MAR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2015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CONCINI MAR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658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2611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4-6410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IELLA (SORELLA GIUSEPP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255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INO ALBERGO RIST.BUTTAPIET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600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IOTTI CLAUDIO (DETTO MAG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10337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. → MAGAZZ.ALESSIO</text:p>
          </table:table-cell>
          <table:table-cell table:style-name="ce1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IONE FAX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3002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COMPRATORE MARCO FERRAR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94407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FERRARI CAS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8012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MAGAZZINO SCARIC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9796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9793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8894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757030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28-871217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871104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677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350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20835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XI FRUTT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76096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9-77208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7737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ECCANICO TRATTORE (BORA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10897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3-56425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3-564132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EGO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49605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92227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3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ELOTTO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08140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ETALLI (RACCOLTA METALLI) IV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2608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CHELETTI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2024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7001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33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34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MASSIMO PERUS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7106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RICCARDO RENZI (RESP.PIATT. VR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6-63453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2305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515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LANI E FRAGOR GROUP SPA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867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2867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867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NCHIELLO POMPE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462590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INOZZI BRUNO (BONFERRARO)</text:p>
          </table:table-cell>
          <table:table-cell table:style-name="ce1" office:value-type="string" calcext:value-type="string">
            <text:p>PER TERRA IN AFFITTO ISOLA DELLA SCALA GIMM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553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268312</text:p>
          </table:table-cell>
          <table:table-cell table:style-name="ce1" office:value-type="string" calcext:value-type="string">
            <text:p>PRODOTTI SARDEGN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73-772234</text:p>
          </table:table-cell>
          <table:table-cell table:style-name="ce1" office:value-type="string" calcext:value-type="string">
            <text:p>PRODOTTI SARDEGN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IOLA QUINTO (ASC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4-630021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IOSO GIOV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8976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OZZI ANGIOLINO (SCAVATOR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72045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RANDOLA CRISTI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1808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RANDOLA IDO E GABRIELE</text:p>
          </table:table-cell>
          <table:table-cell table:style-name="ce1" office:value-type="string" calcext:value-type="string">
            <text:p>PRODUTTORI BONFERARO (MELONI GIMM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6900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RANDOLA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281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63859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31-27017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NEW FRUIT (MERCATO VERONA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4929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8607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73315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75315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GIUSEPPE PICA SOST.MIREL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35-591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MIRELLA RESP.ACQUIS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1611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35-4112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35-590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90669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3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LINARI DAN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21462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3389175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514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NTRESOR (SOMMACAMPAG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1532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681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3286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753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1882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 office:value-type="string" calcext:value-type="string">
            <text:p>PRONTISSIMA 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04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063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1646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290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ELATO GIOV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22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3283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4287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ANGELA PER PAGAMEN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08367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GIAN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9399136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75-8312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5-7802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IS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91441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ISI ANGE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935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IS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935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OSATO SABRI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331456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SE' (GRESPI RENATO)</text:p>
          </table:table-cell>
          <table:table-cell table:style-name="ce1" office:value-type="string" calcext:value-type="string">
            <text:p>(ULTIMO 2016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77-29148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SE' (G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550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SE' (G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5500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UNAR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156989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URARI BRA S.A.A.S. - SORGA'</text:p>
          </table:table-cell>
          <table:table-cell table:style-name="ce1" office:value-type="string" calcext:value-type="string">
            <text:p>PEPERONE GIALLE/ROSSE 10 COLLI/GIORNO 23/06/15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7093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URARI BRA S.A.A.S. - SORGA'</text:p>
          </table:table-cell>
          <table:table-cell table:style-name="ce1" office:value-type="string" calcext:value-type="string">
            <text:p>PEPERONE GIALLE/ROSSE 10 COLLI/GIORNO 23/06/15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GIACOMO@CORTEITALIA.IT" xlink:type="simple">GIACOMO@CORTEITALIA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URARI BRA S.A.A.S. - SORGA'</text:p>
          </table:table-cell>
          <table:table-cell table:style-name="ce1" office:value-type="string" calcext:value-type="string">
            <text:p>PEPERONE GIALLE/ROSSE 10 COLLI/GIORNO 23/06/15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702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URARI BRA S.A.A.S. - SORGA'</text:p>
          </table:table-cell>
          <table:table-cell table:style-name="ce1" office:value-type="string" calcext:value-type="string">
            <text:p>PEPERONE GIALLE/ROSSE 10 COLLI/GIORNO 23/06/15 – NICOLO' (OPERA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2280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APOLI (ALESSANDRO DALL'OR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1073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CRISTIAN PER CONSEGNE E NUMERI AUTIS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185558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ZONA FOGG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18665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UFFICIO: PER RICHIEDERE FATTURE MONICA/LOREDA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9-9562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184246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ATURA (LA NATU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1-49509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ATURA E' (FABEN)</text:p>
          </table:table-cell>
          <table:table-cell table:style-name="ce1" office:value-type="string" calcext:value-type="string">
            <text:p>PER PAGAMENTI SIG.SILVA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5107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NATURA NOSTRA (ALFON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965137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 office:value-type="string" calcext:value-type="string">
            <text:p>RESPONSABILE CARICO/SCARICO EMANUE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35453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3545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2326786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64393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AURIZIO VENDITORE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aurizio.mantegoli@tin.it" xlink:type="simple">maurizio.mantegoli@tin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AUZIO VENDI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362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7-31207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nemafrut.mercato@alice.it" xlink:type="simple">nemafrut.mercato@alic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7-31207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SEDE LEGALE</text:p>
          </table:table-cell>
          <table:table-cell table:style-name="ce1" office:value-type="string" calcext:value-type="string">
            <text:p>PEC</text:p>
          </table:table-cell>
          <table:table-cell table:style-name="ce11" office:value-type="string" calcext:value-type="string">
            <text:p><text:a xlink:href="mailto:nemafrutsrl@pec.it" xlink:type="simple">nemafrutsrl@pec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UFFICIO SEDE LEGAL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7-6315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UFFICIO SEDE LEGA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7-38420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651907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7203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92736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MANILA PER PAGAMEN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12365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MERCATO (PER PAGAMENTI MANIL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5000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4" office:value-type="string" calcext:value-type="string">
            <text:p>NOMINATIVO</text:p>
          </table:table-cell>
          <table:table-cell table:style-name="ce4"/>
          <table:table-cell table:style-name="ce4" office:value-type="string" calcext:value-type="string">
            <text:p>TIPO</text:p>
          </table:table-cell>
          <table:table-cell table:style-name="ce14" office:value-type="string" calcext:value-type="string">
            <text:p>NUMERO</text:p>
          </table:table-cell>
          <table:table-cell table:style-name="ce4" office:value-type="string" calcext:value-type="string">
            <text:p>NOTE</text:p>
          </table:table-cell>
          <table:table-cell table:style-name="ce4"/>
          <table:table-cell table:style-name="ce1" table:number-columns-repeated="247"/>
          <table:table-cell table:number-columns-repeated="771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086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4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3079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MARCO PERES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308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32-61259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annafrutta.it" xlink:type="simple">info@annafrutta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5741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UOVO CAM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348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OFFICINE BRENNERO SPA</text:p>
          </table:table-cell>
          <table:table-cell table:style-name="ce1" office:value-type="string" calcext:value-type="string">
            <text:p>ACCETTAZIONE LUCA (O CARLO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312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FFICINE BRENNERO SPA</text:p>
          </table:table-cell>
          <table:table-cell table:style-name="ce1" office:value-type="string" calcext:value-type="string">
            <text:p>ACCETTAZIONE LUCA (O CARL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312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FFICINE BRENNERO SPA</text:p>
          </table:table-cell>
          <table:table-cell table:style-name="ce1" office:value-type="string" calcext:value-type="string">
            <text:p>OFFICINA (FABRIZIO CHIAMARE LUI PER CAMBIO DA SISTEMARE)</text:p>
          </table:table-cell>
          <table:table-cell table:style-name="ce1" office:value-type="string" calcext:value-type="string">
            <text:p>TEL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IGNATANO PUGLI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1718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23381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33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LIVER DI SIGNORINI LUCIANO (MACCHINE AGRICOLE)</text:p>
          </table:table-cell>
          <table:table-cell table:style-name="ce1" office:value-type="string" calcext:value-type="string">
            <text:p>LUC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4184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7391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730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LAND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83508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MERCATO VICENZ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56459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ZANON MAURIZIO TITO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4445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8948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O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40315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172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55109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1-28618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1-28617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ICOLA MARCHIGIANA=&gt; VEDI CACCHIARELL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 DEI PANDA → VEDI BENETTI LUIG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 RO. MI. </text:p>
          </table:table-cell>
          <table:table-cell table:style-name="ce1" office:value-type="string" calcext:value-type="string">
            <text:p>CRISTIANO DETRATTI X NUOVO MAG.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9743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64627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GIANFRAN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7550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35577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93592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 office:value-type="string" calcext:value-type="string">
            <text:p>TITOLARE CAMIL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746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41228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412287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2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3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604522</text:p>
          </table:table-cell>
          <table:table-cell table:style-name="ce1" table:number-columns-repeated="249"/>
          <table:table-cell table:number-columns-repeated="771"/>
        </table:table-row>
        <table:table-row table:style-name="ro5">
          <table:table-cell table:style-name="ce1" office:value-type="string" calcext:value-type="string">
            <text:p>ORTO.STE.MI – BASSANI (LUSIA) [ANCHE RADICCHIANDO]</text:p>
          </table:table-cell>
          <table:table-cell table:style-name="ce1" office:value-type="string" calcext:value-type="string">
            <text:p>BASSANI DICE DI PARLARE QUI PER I PAGAMENTI</text:p>
            <text:p>(NON PIU’ DA NOVEMBRE 2016 CHIAMARE ALL’ALTRO NUMER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19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.STE.MI – BASSANI (LUSIA) [ANCHE RADICCHIANDO]</text:p>
          </table:table-cell>
          <table:table-cell table:style-name="ce1" office:value-type="string" calcext:value-type="string">
            <text:p>FAX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5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.STE.MI – BASSANI (LUSIA) [ANCHE RADICCHIANDO]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25-6075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.STE.MI – BASSANI (LUSIA) [ANCHE RADICCHIANDO]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034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.STE.MI – BASSANI (LUSIA) [ANCHE RADICCHIANDO]</text:p>
          </table:table-cell>
          <table:table-cell table:style-name="ce1" office:value-type="string" calcext:value-type="string">
            <text:p>FIGLIO BASSANI **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371365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</text:p>
          </table:table-cell>
          <table:table-cell table:style-name="ce1" office:value-type="string" calcext:value-type="string">
            <text:p>ANGELO NICCOLI RESP.CASSE SAN PAOLOD'ARGON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42524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42524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460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21010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(ASSIST.ACQUISTI) (M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165192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DIRET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035-42524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95286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2725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PESCHIERA BORROMEO (MILAN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16519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42524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9528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25993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7806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9587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PIERLUIG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348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2241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45986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ortofruttacastello.com" xlink:type="simple">info@ortofruttacastello.com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9587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ILLO PERRONE PER ORD.INS RICCIA/SCAROLA /PDZ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932361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ILLO PERRONE PER ORD.INS RICCIA/SCAROLA /PDZ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illo.perrone@ortofin.it" xlink:type="simple">lillo.perrone@ortofin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ORENA X ORDINI MELO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53522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4148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5355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8655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41619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RUTTICOLA BASSO ADIGE</text:p>
          </table:table-cell>
          <table:table-cell table:style-name="ce1" office:value-type="string" calcext:value-type="string">
            <text:p>TIZI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970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ARNALD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51589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5159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GREEN DI GASTALD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1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LANI E TREVENZU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8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MA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01803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BAGG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168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DIRETTO ALESANDRA ALDRIGHET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4002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MERCATO (SEVEN SP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4006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PADOVA SAS</text:p>
          </table:table-cell>
          <table:table-cell table:style-name="ce1" office:value-type="string" calcext:value-type="string">
            <text:p>PAOLO CAMPANA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662237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70576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547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PIAZZOLLA DISTRIBUZIONE SRL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330912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ORTOPIAZZOLLA DISTRIBUZIONE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distribuzione@ortopiazzolla.it" xlink:type="simple">distribuzione@ortopiazzolla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PIAZZOLLA DISTRIBUZIONE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41175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PIU' (GIUS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95948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770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770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4018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9301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GIANPIET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68397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297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VENDITORE: NAZ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62920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MARCO TAGLIAFERRI (COMPRATO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94970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7-9237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VEG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73-7397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VEG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3-7399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7673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3-62616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PACKMA</text:p>
          </table:table-cell>
          <table:table-cell table:style-name="ce10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576152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PACKMA</text:p>
          </table:table-cell>
          <table:table-cell table:style-name="ce10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57615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71-8200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1-8123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LERMO STEFANIA AZ.AGRIC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687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LMA</text:p>
          </table:table-cell>
          <table:table-cell table:style-name="ce1" office:value-type="string" calcext:value-type="string">
            <text:p>NUNZ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514592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L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001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7415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64-933613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1976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29000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9500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951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ASMAGHI-CAMPANALE FABI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2-488401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ASMAGHI-CAMPANALE FAB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4884094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BERTOLO UFF.ZIGAR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457064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PER IMBALLAGGIO)</text:p>
          </table:table-cell>
          <table:table-cell table:style-name="ce1" office:value-type="string" calcext:value-type="string">
            <text:p>PARLARE CON DAVID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457121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UFF. AMMINISTRATIVO)</text:p>
          </table:table-cell>
          <table:table-cell table:style-name="ce1" office:value-type="string" calcext:value-type="string">
            <text:p>PARLARE CON BUFF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957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UFF. CONTABILITA'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1-54958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UFF. CONTABILITA')</text:p>
          </table:table-cell>
          <table:table-cell table:style-name="ce1" office:value-type="string" calcext:value-type="string">
            <text:p>PARLARE CON ELISABETTA (FT.NOLEGG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958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1376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1131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1193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961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ZIGARNI RESP. GENERA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44528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42715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5931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931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51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CES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67100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809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084692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54663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RCO DELGARGANO</text:p>
          </table:table-cell>
          <table:table-cell table:style-name="ce1" office:value-type="string" calcext:value-type="string">
            <text:p>RAGIONIERE GIOVAN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475619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30257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1023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SETTO GAET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7073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SIN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429161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SO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646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SOTTO EST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8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SSALONGO (BANCALI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28430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STA GIOIOSA (RODIGO MN)</text:p>
          </table:table-cell>
          <table:table-cell table:style-name="ce1" office:value-type="string" calcext:value-type="string">
            <text:p>STORTI SERG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507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034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2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4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69840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RIOTTO 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7733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SINI FRAN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0551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AMMINISTRATIV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3469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COMMERCIA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840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DEVARA</text:p>
          </table:table-cell>
          <table:table-cell table:style-name="ce1" office:value-type="string" calcext:value-type="string">
            <text:p>AS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7183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DEVA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7190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RBELLINI ANDREINA</text:p>
          </table:table-cell>
          <table:table-cell table:style-name="ce1" office:value-type="string" calcext:value-type="string">
            <text:p>PER INS. I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840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RBELLINI TRANQUI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3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RINELLI RU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843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RINI S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90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ROTELLI CARROZZERIA (CAR.VI.PE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5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7"/>
          <table:table-cell table:number-columns-repeated="771"/>
        </table:table-row>
        <table:table-row table:style-name="ro2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BIB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6-64232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0947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80731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RUSI (POSTEGGI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06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SARES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72006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TTENE STEFANO</text:p>
          </table:table-cell>
          <table:table-cell table:style-name="ce1" office:value-type="string" calcext:value-type="string">
            <text:p>PER RINGHIERA – FABB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37357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PEZZO ADR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254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642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77715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9644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eco_sicura@alice.it" xlink:type="simple">eco_sicura@alice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93127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4-5722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5722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(FRATELLO)</text:p>
          </table:table-cell>
          <table:table-cell table:style-name="ce1" office:value-type="string" calcext:value-type="string">
            <text:p>CELL</text:p>
          </table:table-cell>
          <table:table-cell table:style-name="ce16" office:value-type="string" calcext:value-type="string">
            <text:p>335-845756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7186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OVANI EUGENIO E FIGL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30-9971472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575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TTONI (POSTEGGIO VICENZA)</text:p>
          </table:table-cell>
          <table:table-cell table:style-name="ce1" office:value-type="string" calcext:value-type="string">
            <text:p>PER RICAVI MELONI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61815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ZZIGHELLA LERIS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51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376-398845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PAD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4832416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3750230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502956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22438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102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IZZOLINI (ASOLA INSALA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6563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5364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-2470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4-932652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4-93289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OGGI ANGELO (ASCOLI SCAROL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30679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2251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37626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9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0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LI VITTORI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9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DAX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23-59207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MAURIZIO PER PAGAMEN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4359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PARABOSH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10924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3-5923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LISTIROLO USATO ROBERTO CIRELLI DA BRESCIA</text:p>
          </table:table-cell>
          <table:table-cell table:style-name="ce1" office:value-type="string" calcext:value-type="string">
            <text:p>RECUPERA NOSTRE CASSE, CE LE OFFRE USATE SENZA ETICH.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742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NTINA 2000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73-66405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RRINI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196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930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187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RRINI STEL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180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92399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7300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RANDINI PNEUMATICI</text:p>
          </table:table-cell>
          <table:table-cell table:style-name="ce1" office:value-type="string" calcext:value-type="string">
            <text:p>MOZZECAN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930127</text:p>
          </table:table-cell>
          <table:table-cell table:style-name="ce1" office:value-type="string" calcext:value-type="string">
            <text:p>MANUTENZIONI RIPARAZIONI GOMME PNEUMATIC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RANDINI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30098</text:p>
          </table:table-cell>
          <table:table-cell table:style-name="ce1" office:value-type="string" calcext:value-type="string">
            <text:p>MANUTENZIONI RIPARAZIONI GOMME PNEUMATIC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REVIDI (COOPERATIVA LAVO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080798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126002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MOGLIE ENZ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90530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“UFFICIO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2-993369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PROMAPRIM (FRANCIA PER INSALATA)</text:p>
          </table:table-cell>
          <table:table-cell table:style-name="ce1" office:value-type="string" calcext:value-type="string">
            <text:p>GIAMARCO :::: <text:s/>0033-(0)609547261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033 6095472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RONTISSIMA 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2969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400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1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5-8126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101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5-424036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452388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7210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QUAGLIA (AZIENDA AGRICOL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66484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QUAGLIA (AZIENDA AGRIC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63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QUAGLIA (DISTRIBUTORE NOGARA AGIP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3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QUIKER S.R.L.</text:p>
          </table:table-cell>
          <table:table-cell table:style-name="ce1" office:value-type="string" calcext:value-type="string">
            <text:p>TOR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9723396 (-7)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&amp;C LAB SRL</text:p>
          </table:table-cell>
          <table:table-cell table:style-name="ce1" office:value-type="string" calcext:value-type="string">
            <text:p>LUCA DALL'IG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487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4-3490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3490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311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32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21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9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EAM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6941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ECUPERO IMB.USATO (SUP.MARTINELLI)</text:p>
          </table:table-cell>
          <table:table-cell table:style-name="ce1" office:value-type="string" calcext:value-type="string">
            <text:p>SIMONINI 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0268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ENATO LUSA</text:p>
          </table:table-cell>
          <table:table-cell table:style-name="ce1" office:value-type="string" calcext:value-type="string">
            <text:p>GIONATA CORZ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8915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5-834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5-8787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5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25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GH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6008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GONI FERDI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38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GO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6140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GONI MARIO (CARROZZIE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8585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GONI MAURO (FAGN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98106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GONI ROBERTO</text:p>
          </table:table-cell>
          <table:table-cell table:style-name="ce1" office:value-type="string" calcext:value-type="string">
            <text:p>INS. GENTILE INS. LATTUG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1593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5481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1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0030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30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64654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: IMPIEGATA GIAD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003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CARMIN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494992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245327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068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DE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009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711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NIPOTE: 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53266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BIS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1-7771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CCO TRASPORTI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232849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28-63117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ogistica@roccotrasporti.it" xlink:type="simple">logistica@roccotrasporti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6311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24219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840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6589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752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NZAT GIACOMO S.P.A. (PORDENONE)</text:p>
          </table:table-cell>
          <table:table-cell table:style-name="ce1" office:value-type="string" calcext:value-type="string">
            <text:p>TOMAT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4-8513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RONZAT GIACOMO S.P.A. (PORDEN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34-85744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ROSA (MONSELICE CASTELFRAN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80977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ROSSIGNOL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8942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FIGLIO FILIPP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0559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690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0559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449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31-2756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31-2753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UFFATO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7900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UIN LUC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5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488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45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2"/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2">
          <table:table-cell table:style-name="ce1" office:value-type="string" calcext:value-type="string">
            <text:p>S.ANNA (CHIOGGIA)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6774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5024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25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VAG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017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CRISTI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706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GIOSEPP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5431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6840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666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8895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9334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27422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9-954117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NTILLI LORETO – SANTILLI ALESSIO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72120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SANTILLI LORETO – SANTILLI ALESSIO</text:p>
          </table:table-cell>
          <table:table-cell table:style-name="ce1" office:value-type="string" calcext:value-type="string">
            <text:p>LORE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1788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ANTILLI LORETO – SANTILLI ALESSI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oc.latorre@libero.it" xlink:type="simple">soc.latorre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ANTILLI LORETO – SANTILLI ALESSI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lessio-santilli@libero.it" xlink:type="simple">alessio-santilli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NTILLI LORETO – SANTILLI ALESS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2120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NTIN DINO (FAGN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3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 office:value-type="string" calcext:value-type="string">
            <text:p>ONOFRIO FIGLIO DI ANGE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204895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0-67557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4413252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30-54149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913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921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9945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ATI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8009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TIN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3968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0655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FLAV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06559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SCANDOLA ANTONELLO (BUTTAPI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21181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CANOLA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3160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51350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98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CAPPINI UGO E F.LLI</text:p>
          </table:table-cell>
          <table:table-cell table:style-name="ce1" office:value-type="string" calcext:value-type="string">
            <text:p>VIA CAMAGR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1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CAPPINI UGO E F.LLI</text:p>
          </table:table-cell>
          <table:table-cell table:style-name="ce1" office:value-type="string" calcext:value-type="string">
            <text:p>VIA CAMAGRE ** <text:s/>VINCENZO (QUELLO DUR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83274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10070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carabellosnc@tiscalinet.it" xlink:type="simple">scarabellosnc@tiscalinet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07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CHIAVO RE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61447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CIPIONI DANIELE</text:p>
          </table:table-cell>
          <table:table-cell table:style-name="ce1" office:value-type="string" calcext:value-type="string">
            <text:p>PRODUZIONE BIOLOGI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462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COLARI FABIO (BONFERRA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4143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EGALA ELEONORA</text:p>
          </table:table-cell>
          <table:table-cell table:number-columns-repeated="2" table:style-name="ce1" office:value-type="string" calcext:value-type="string">
            <text:p>CELL</text:p>
          </table:table-cell>
          <table:table-cell table:style-name="ce11" office:value-type="string" calcext:value-type="string">
            <text:p>340-406989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EGALA ELEONORA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917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EGALA ROM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2274216</text:p>
          </table:table-cell>
          <table:table-cell table:style-name="ce1" office:value-type="string" calcext:value-type="string">
            <text:p>MANUTENZIONI RIPARAZIONI ELETTRICIST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ELECTA S.R.L.(AGENZIA)</text:p>
          </table:table-cell>
          <table:table-cell table:style-name="ce1" office:value-type="string" calcext:value-type="string">
            <text:p>RINNER ANTON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3-6220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2791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017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FIGLIO JIMM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2-14261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PADRE DOR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21850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CONTABILITA'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350669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2-24104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AGAZZINO BELLINGERI ROBER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2441109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4116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LE S.R.L. (TREV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2306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272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LVANA (POST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1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NGH</text:p>
          </table:table-cell>
          <table:table-cell table:style-name="ce1" office:value-type="string" calcext:value-type="string">
            <text:p>INDIANI NOGAR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4092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973307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 – FIGLIO SINGH RANVIND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33515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NGH MAAN (DASH MESH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8-19993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NGH RANVIR (CONOSCE GIANELLO) (LALLY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7903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NGH PARDEEP (NOGARA)</text:p>
          </table:table-cell>
          <table:table-cell table:style-name="ce1" office:value-type="string" calcext:value-type="string">
            <text:p>INDIANO -PORTATO CAPPUCCI OTTOBRE 2015 (IN BINS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8-93703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23582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7-6745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330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547-6726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PAZZAG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54671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7-67451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PER COORD.BANCARIE STEFANIA SANTAGIULIAN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tefania.santagiuliana@cedielaborazioni.it" xlink:type="simple">Stefania.santagiuliana@cedielaborazioni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PER PAGAMENTI: ?? BARBARA GARBIN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41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ACQ FEDERICO CHIAVE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80099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4" office:value-type="string" calcext:value-type="string">
            <text:p>RESP.ACQ MAURO RUDELLO</text:p>
          </table:table-cell>
          <table:table-cell table:style-name="ce4" office:value-type="string" calcext:value-type="string">
            <text:p>CELL</text:p>
          </table:table-cell>
          <table:table-cell table:style-name="ce14" office:value-type="string" calcext:value-type="string">
            <text:p>360-4230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ACQ ROMEO LORE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568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LOGISTICA MORENO ZIM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0705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90702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07056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4-41569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LEFRUTTA (PIERO EX-MORAND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470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LIM ALIMENTARI</text:p>
          </table:table-cell>
          <table:table-cell table:style-name="ce1" office:value-type="string" calcext:value-type="string">
            <text:p>FINO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4349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99333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 FERRAR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6132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MBROSINI</text:p>
          </table:table-cell>
          <table:table-cell table:style-name="ce1" office:value-type="string" calcext:value-type="string">
            <text:p>CELL</text:p>
          </table:table-cell>
          <table:table-cell table:style-name="ce16" office:value-type="string" calcext:value-type="string">
            <text:p>338-73733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ALL CENTER ROZZANO PER PAG. LUN-&gt;VEN 13.30-&gt;17.00</text:p>
          </table:table-cell>
          <table:table-cell table:style-name="ce1" office:value-type="string" calcext:value-type="string">
            <text:p>TEL</text:p>
          </table:table-cell>
          <table:table-cell table:style-name="ce16" office:value-type="string" calcext:value-type="string">
            <text:p>02-575840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6" office:value-type="string" calcext:value-type="string">
            <text:p>02-575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993339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 E RIC.MERCI – FONTA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701483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URRO' – ORDINI ORTOFRUTTA</text:p>
          </table:table-cell>
          <table:table-cell table:style-name="ce1" office:value-type="string" calcext:value-type="string">
            <text:p>TEL</text:p>
          </table:table-cell>
          <table:table-cell table:style-name="ce16" office:value-type="string" calcext:value-type="string">
            <text:p>030-70148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GIORGIO – PER ORARI SCARICO E RITARDI VET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6-66776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R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05880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ONTANA – CONTROLLO QUALITA' – INVIO DDT GIORNALIER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701481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NVIO DDT GIORNALIER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op320112@sma.it" xlink:type="simple">op320112@sma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VA VIMERCATI</text:p>
          </table:table-cell>
          <table:table-cell table:style-name="ce1" office:value-type="string" calcext:value-type="string">
            <text:p>TEL</text:p>
          </table:table-cell>
          <table:table-cell table:style-name="ce16" office:value-type="string" calcext:value-type="string">
            <text:p>02-5758336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FATTURA NON PAGATE DISABBINAT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RICHIEDERE LORO FT SCONT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ORTINERIA</text:p>
          </table:table-cell>
          <table:table-cell table:style-name="ce1" office:value-type="string" calcext:value-type="string">
            <text:p>TEL</text:p>
          </table:table-cell>
          <table:table-cell table:style-name="ce16" office:value-type="string" calcext:value-type="string">
            <text:p>030-99333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RICEVIMENTO MERCI</text:p>
          </table:table-cell>
          <table:table-cell table:style-name="ce1" office:value-type="string" calcext:value-type="string">
            <text:p>FAX</text:p>
          </table:table-cell>
          <table:table-cell table:style-name="ce16" office:value-type="string" calcext:value-type="string">
            <text:p>030-993339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X CASSE IF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701484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FRACCA DAVID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1238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OFFICINA (FRACC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60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790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0101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COMPRATORE: GIUSEPPE VANNU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12397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COMPRATORE: GIUSEPPE VANNULL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giuseppe.vannulli@sogegross.it" xlink:type="simple">giuseppe.vannulli@sogegross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COMPRATORE: GIUSEPPE VANNU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39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GIUSVA MINUTOL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giusva.minutoli@sogegross.it" xlink:type="simple">giusva.minutoli@sogegross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GIUSVA MINUTO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4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SCARICO COF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257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SIMONA CONTE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imona.conte@sogegross.it" xlink:type="simple">simona.conte@sogegross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SIMONA CONT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38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VALERIA GHIGLIER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valeria.ghiglieri@sogegross.it" xlink:type="simple">valeria.ghiglieri@sogegross.it</text:a>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VALERIA GHIGLIERI (ufficio acquist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3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10-83353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UFFICIO PAGAMENTI (MERCOLEDI/GIOVEDI’) 08.30 &gt; 12.30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7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UFFICIO PAGAMENT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gr_ufficiopagamenti@sogegross.it" xlink:type="simple">gr_ufficiopagamenti@sogegross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UFFICIO CONTROLLO FATTURE (PER DIFFERENZE SU PAGAMENT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28058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LDINI NELL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131-8545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31-8544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01852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216140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SPAGNA</text:p>
          </table:table-cell>
          <table:table-cell table:style-name="ce1" office:value-type="string" calcext:value-type="string">
            <text:p>ANTONIO MAREND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9-504640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(LAVORA PER RENATO EXPORT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8205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PER DOCUMENTI DOGANA EXPORT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8205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PEDIZIONIERE AVESANI D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44615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716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 CORRAD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716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PINELL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0-4934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TEGANO LUCIANO (PRODUT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0365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TERZI GIORGIO (VALE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6505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3651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3608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UPER GI BI (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888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UPERMERCATI GRISI SRL</text:p>
          </table:table-cell>
          <table:table-cell table:style-name="ce1" office:value-type="string" calcext:value-type="string">
            <text:p>SIG.VALENT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6520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UPERMERCATI GRISI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1510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18 (POSTEGGIO TORINO)</text:p>
          </table:table-cell>
          <table:table-cell table:style-name="ce1" office:value-type="string" calcext:value-type="string">
            <text:p>SIGN.FABAR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4937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ARGA (AZ.AGR.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2297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5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LAVO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050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PERSONA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6254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POST.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5002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5649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3045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CNOCASA (ISOLA DELLA SCALA)</text:p>
          </table:table-cell>
          <table:table-cell table:style-name="ce1" office:value-type="string" calcext:value-type="string">
            <text:p>TITOLARE TOMASETTO GIOV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94102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04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42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TECNOFER (OSTI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86-8024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PER DISDETTA UTENZA TELEFONIC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80330818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TECNICO CHE HA RISOLTO PROB.ADSL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2832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LECOM ITALIA – TECNICO</text:p>
          </table:table-cell>
          <table:table-cell table:style-name="ce1" office:value-type="string" calcext:value-type="string">
            <text:p>VENUTO 04/2011 PER PROB. ADSL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68401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LEFONITALI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82008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LEFONITALIA</text:p>
          </table:table-cell>
          <table:table-cell table:style-name="ce1" office:value-type="string" calcext:value-type="string">
            <text:p>TECNICO MAU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76488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TELEFON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52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MU BV HOLLAND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317256243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MU BV HOLLAN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317256731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2862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2519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038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7306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 “UFFICIO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0201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463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0080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28-600103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601213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ALFONSO MAROTTA (X IMBALLAGG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0053060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DEMET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34623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MOGLIE DEMETRIO PER PAG: MODE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9191763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NICOLETTA (OP ARMONIA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1231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OBERTO (PER FATTU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575305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UB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2180898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SARA (COLLABORATRICE DEMETR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035595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 TERRAMOR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1818014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 – OP ARMONIA</text:p>
          </table:table-cell>
          <table:table-cell table:style-name="ce1" office:value-type="string" calcext:value-type="string">
            <text:p>UFFICIO ARMON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1818602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367507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28-347015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 IFC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commerciale@terreeuganee.it" xlink:type="simple">commerciale@terreeugane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: STEFAN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7785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RE EUGANEE SOC.COOP.A R.L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9-7780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RON VITTORIO</text:p>
          </table:table-cell>
          <table:table-cell table:style-name="ce1" office:value-type="string" calcext:value-type="string">
            <text:p>PER LAVORAZIONE GREZ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64100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506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 SOREL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32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063359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50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SINI </text:p>
          </table:table-cell>
          <table:table-cell table:style-name="ce1" office:value-type="string" calcext:value-type="string">
            <text:p>COMMERCIALISTA STUDIO BELLE'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2514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ST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33208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STONE GIUSEPPE</text:p>
          </table:table-cell>
          <table:table-cell table:style-name="ce1" office:value-type="string" calcext:value-type="string">
            <text:p>COMPARE DI LUCCI GREGO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2676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ZZA (BUTTAPIETRA) (VITANATURE PRODUCE)</text:p>
          </table:table-cell>
          <table:table-cell table:style-name="ce1" office:value-type="string" calcext:value-type="string">
            <text:p>RESP.ACQUISTI SIG. CAZADOR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9627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ZZA (BUTTAPIETRA) (VITANATURE PRODUC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667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3314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855034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GIAMPIET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33146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5065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91357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 2014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4-747556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ATI SOC.COOP. (FOGGIA)</text:p>
          </table:table-cell>
          <table:table-cell table:style-name="ce1" office:value-type="string" calcext:value-type="string">
            <text:p>PIET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057755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82-42117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42117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11139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751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751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781373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78136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M (ALESSANDRO BARONI)</text:p>
          </table:table-cell>
          <table:table-cell table:style-name="ce1" office:value-type="string" calcext:value-type="string">
            <text:p>RAPPRESENTANT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27251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M PER GUAS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8008469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FAB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661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8232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OZZO FRATE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3371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OZZO PIERINO GOBET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1-4901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OZZO PIERINO GOBETTO</text:p>
          </table:table-cell>
          <table:table-cell table:style-name="ce1" office:value-type="string" calcext:value-type="string">
            <text:p>S.ANNA DI CHIOGIA VENEZ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01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OZZO PIERINO GOBET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1144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91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07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5644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344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001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1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MEZZOLI (GEOM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32237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7301089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10843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 VERO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03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232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71"/>
        </table:table-row>
        <table:table-row table:style-name="ro6">
          <table:table-cell table:style-name="ce1" office:value-type="string" calcext:value-type="string">
            <text:p>TONDODONATO CESILIO (CUGINO BIOCCA)</text:p>
          </table:table-cell>
          <table:table-cell table:style-name="ce1" office:value-type="string" calcext:value-type="string">
            <text:p>FINOCCHIO RADICCHIO (NSALATA SU PROGRAMMA) </text:p>
            <text:p>CI HA CHIAMATO LUI NEL 2015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9214072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0-30701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0-30400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P FRUIT (POSTEGGIO PADOVA)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1148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P FRUIT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54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RRESANI ANDRE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04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3861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059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10601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NICOLETTA (COMMERCIAL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19354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3850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115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SATTO FRUI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7398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P PALLET</text:p>
          </table:table-cell>
          <table:table-cell table:style-name="ce1" office:value-type="string" calcext:value-type="string">
            <text:p>PER BANCA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3313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46885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RANSFER TRADE – ONE CODE</text:p>
          </table:table-cell>
          <table:table-cell table:style-name="ce1" office:value-type="string" calcext:value-type="string">
            <text:p>PER SPEDIZIONI MICHE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1-9156187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RANSFER TRADE – ONE COD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71-9189811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“SPILUNGONE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60455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1042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674199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 “PERSONALE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074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SANDRO “RAGIONIERE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821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259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office:annotation office:display="true" draw:style-name="gr1" draw:text-style-name="P2" svg:width="28.99mm" svg:height="13.86mm" svg:x="347.45mm" svg:y="13147.93mm" draw:caption-point-x="-6.1mm" draw:caption-point-y="15.1mm">
              <dc:date>2017-06-19T00:00:00</dc:date>
              <text:p text:style-name="P1"><text:span text:style-name="T1">Per tariffe interno 5</text:span></text:p>
              <text:p text:style-name="P1"><text:span text:style-name="T1">Jessica</text:span></text:p>
            </office:annotation>
            <text:p>ZS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7" office:value-type="string" calcext:value-type="string">
            <text:p>0425-6077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ERCATO CHIOGGIA: PARLARE CON GIUSI O MARCO</text:p>
          </table:table-cell>
          <table:table-cell table:style-name="ce1" office:value-type="string" calcext:value-type="string">
            <text:p>TEL</text:p>
          </table:table-cell>
          <table:table-cell table:style-name="ce17" office:value-type="string" calcext:value-type="string">
            <text:p>041-4982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85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MAGNOLIA MATTE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1545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SAN NICANDRO GARG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17505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DEVI (AQUILA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5107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DEVI (AQUI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1185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 office:value-type="string" calcext:value-type="string">
            <text:p>VETTORE USATO DA PANDOLI E ANCHE CHIARAVAL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8630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3665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57563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223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MAR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7967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5-533422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618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89902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zanattacarlo.it" xlink:type="simple">info@zanattacarlo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41247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0049-1768449385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049-8031807264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trifrutta.de" xlink:type="simple">info@trifrutta.de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049-176999354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IF IOANA MAR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10793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OMBIN STEFANO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9606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TROMBIN STEFANO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tefano@trombin.net" xlink:type="simple">stefano@trombin.ne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OMBIN STEFANO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7551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OMBIN STEF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6391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9566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2899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OPICAL FRUI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2-551077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OPICAL FRUIT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0228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OPICAL FRUI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46110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?? 347-60426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0442-81516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ARTI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7019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OGLIE: ALESSANDRA PACHER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6620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48060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037787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93678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01596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0107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019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AUGUS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449530</text:p>
          </table:table-cell>
          <table:table-cell table:style-name="ce1" office:value-type="string" calcext:value-type="string">
            <text:p>IMBALLAGGI CASSETTE PLASTIC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44-785310</text:p>
          </table:table-cell>
          <table:table-cell table:style-name="ce1" office:value-type="string" calcext:value-type="string">
            <text:p>IMBALLAGGI CASSETTE PLASTIC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MATTE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2053197</text:p>
          </table:table-cell>
          <table:table-cell table:style-name="ce1" office:value-type="string" calcext:value-type="string">
            <text:p>IMBALLAGGI CASSETTE PLASTIC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785309</text:p>
          </table:table-cell>
          <table:table-cell table:style-name="ce1" office:value-type="string" calcext:value-type="string">
            <text:p>IMBALLAGGI CASSETTE PLASTIC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REPERIBI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6185164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TECNICO (MICHELE BERTON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2821802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780411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799282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1" office:value-type="string" calcext:value-type="string">
            <text:p><text:a xlink:href="http://www.turrinimpianti.it/" xlink:type="simple">www.turrinimpianti.it</text:a>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ZZA MARIA ROSA (AZ.AGR.)</text:p>
          </table:table-cell>
          <table:table-cell table:style-name="ce1" office:value-type="string" calcext:value-type="string">
            <text:p>(VEDI MORATELLO ENRICO)</text:p>
          </table:table-cell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7185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GOLINI MARINO</text:p>
          </table:table-cell>
          <table:table-cell table:style-name="ce1" office:value-type="string" calcext:value-type="string">
            <text:p>FIGLIO AL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81228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1299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DAVID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1163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ULIS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079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0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VENDITORE DE STEFANI ANTONEL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0800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7029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CELLULARE PERSONA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49590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7123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 CONSULTING SRL (BOL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73-49751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SVETLANA KONOBEEV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1573231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3-49750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<text:a xlink:href="http://www.uni-consulting.eu/" xlink:type="simple">www.uni-consulting.eu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OPERATORE ORTOFRUTTA FABIO FRANZO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26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PADOV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0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RESP.ACQUISTI ORTOF. SIG.GHELLER VITTOR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0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560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3307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3307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9579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493902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48714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855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181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UNICREDITO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MAIL</text:p>
          </table:table-cell>
          <table:table-cell table:style-name="ce12" office:value-type="string" calcext:value-type="string">
            <text:p><text:a xlink:href="mailto:diego.bortolotto@unicredit.eu" xlink:type="simple">diego.bortolotto@unicredit.eu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DIRETTO LU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88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3496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000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886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ONE AGRICOLTORI VERONA</text:p>
          </table:table-cell>
          <table:table-cell table:style-name="ce1" office:value-type="string" calcext:value-type="string">
            <text:p>FRANCESCA QUINTANINI X CONTRIBU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88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30546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vsd-sistemi.com" xlink:type="simple">info@vsd-sistemi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30545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01427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0435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VALENTI (CORRIDONIA DI MACERATA)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2474094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2-55180342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1739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41-5925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ALPE IMBALLAGGI (IMBALL. LEGNO)</text:p>
          </table:table-cell>
          <table:table-cell table:style-name="ce1" office:value-type="string" calcext:value-type="string">
            <text:p>VITTO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6915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79615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valpe.imballaggi@tin.it" xlink:type="simple">valpe.imballaggi@tin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921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3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643</text:p>
          </table:table-cell>
          <table:table-cell table:style-name="ce1" table:number-columns-repeated="249"/>
          <table:table-cell table:number-columns-repeated="771"/>
        </table:table-row>
        <table:table-row table:style-name="ro5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TECNICO CICCIONE (ZUMERLE CLAUDIO) </text:p>
            <text:p>CHIAMARE LUI NON IN UFFIC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558469</text:p>
          </table:table-cell>
          <table:table-cell table:style-name="ce1" table:number-columns-repeated="249"/>
          <table:table-cell table:number-columns-repeated="771"/>
        </table:table-row>
        <table:table-row table:style-name="ro8">
          <table:table-cell table:style-name="ce1" office:value-type="string" calcext:value-type="string">
            <text:p>VARA SNC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varasnc.com" xlink:type="simple">info@varasnc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CHINI CARLE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600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1917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854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VENERI LIV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86-8025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 office:value-type="string" calcext:value-type="string">
            <text:p>UFFICIO DIRET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275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9721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22258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225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BEATRIC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13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CAPO AREA: GENNAR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8833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LUIGINO ISEL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68334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9014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805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187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827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9608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MATTIA (FIGL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6007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SIG.RA TERESA (TITOLARE PER PAG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04052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32-5202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5202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979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0683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ONA SUD SISTEMI</text:p>
          </table:table-cell>
          <table:table-cell table:style-name="ce1" office:value-type="string" calcext:value-type="string">
            <text:p>PER PROGRAMMI CONTABILITA'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955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BITAZIONE FRANCESCO FURFAR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609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LA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769030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AREGGIO FRUTTA DI VANNUCCI</text:p>
          </table:table-cell>
          <table:table-cell table:style-name="ce1" office:value-type="string" calcext:value-type="string">
            <text:p>MERCATO VIAREGG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84-3921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CENTINI ALESSAND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682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124273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SAN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8320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CENTINI SAN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3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CANTELE BATI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31236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IG.CARUS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5-00377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CARUS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0513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CARUS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0513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7767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75172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245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ZANDONA' CAR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4442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FRUTTA</text:p>
          </table:table-cell>
          <table:table-cell table:style-name="ce1" office:value-type="string" calcext:value-type="string">
            <text:p>COMPRATORE MICHE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7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382-34282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2">
          <table:table-cell table:style-name="ce1" office:value-type="string" calcext:value-type="string">
            <text:p>VINCI GIOVANNI (PUGLIE)</text:p>
          </table:table-cell>
          <table:table-cell table:style-name="ce1" office:value-type="string" calcext:value-type="string">
            <text:p>AZIENDA BRINDISI E META' PON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30641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ELIA VICENTI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331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VIVIANI VALT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5299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3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3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CONSALTER VALT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0190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OSCA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862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2-15000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FFA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85669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MBLERLA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5474921</text:p>
          </table:table-cell>
          <table:table-cell table:style-name="ce1" office:value-type="string" calcext:value-type="string">
            <text:p>MAGAZZINO A CASAZZA (LUI è DI OSTIGLIA) COMPRA LATTUG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6439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UREL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5075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2293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6350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637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MBOTTO GIUSEPP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4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MBOTTO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3341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GIOVANNI (PER PAGAMENT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5155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MAURO (PER PAGAMENTI TI DICE DI PARLARE CON GIOVANN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5155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9-7989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9-97728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9-97721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NOLINI S.R.L.</text:p>
          </table:table-cell>
          <table:table-cell table:style-name="ce1" office:value-type="string" calcext:value-type="string">
            <text:p>CLAUDIO TONOLI AMMINISTRA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858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3356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01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CLEMENT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12588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6365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412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412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ABITAZIONE GIORG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42-4294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131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131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42-4292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OBOLETTI AFRO (MARCHE)</text:p>
          </table:table-cell>
          <table:table-cell table:style-name="ce1" office:value-type="string" calcext:value-type="string">
            <text:p>UFFICIO: PIER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659524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ZOBOLETTI AFRO (MARCH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294150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005495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G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50520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NATI LUCA (IDRAULICO GIMM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96776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ENATI LUCA (IDRAULICO GIMM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ts.lucabenati@libero.it" xlink:type="simple">its.lucabenati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EXPOL – REX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868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EXPOL – REXCOM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1-4869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EXPOL – REXCOM</text:p>
          </table:table-cell>
          <table:table-cell table:style-name="ce1" office:value-type="string" calcext:value-type="string">
            <text:p>AGENTE: GIOVANNI ROS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11760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REXPOL – REXCOM</text:p>
          </table:table-cell>
          <table:table-cell table:style-name="ce1" office:value-type="string" calcext:value-type="string">
            <text:p>AGENTE: GIOVANNI ROSIN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giovanni.rosini@rexpolgroup.it" xlink:type="simple">giovanni.rosini@rexpolgroup.it</text:a></text:p>
          </table:table-cell>
          <table:table-cell table:style-name="ce1" table:number-columns-repeated="249"/>
          <table:table-cell table:number-columns-repeated="771"/>
        </table:table-row>
        <table:table-row table:style-name="ro6">
          <table:table-cell table:style-name="ce1" office:value-type="string" calcext:value-type="string">
            <text:p>HABASIT ITALIANA SPA (COMPRATO RAMO BARBIERI)</text:p>
          </table:table-cell>
          <table:table-cell table:style-name="ce1" office:value-type="string" calcext:value-type="string">
            <text:p>CHIEDERE DI ALESSIO O CAMILLA</text:p>
            <text:p>NASTRI TRASPORTATORI (NON NERO INSALAT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895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RODI ANTONIO (ORTOFRUTTA PARODI ANTONIO E GIUSEPPE</text:p>
          </table:table-cell>
          <table:table-cell table:style-name="ce1" office:value-type="string" calcext:value-type="string">
            <text:p>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1970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RODI ANTONIO (ORTOFRUTTA PARODI ANTONIO E GIUSEPPE</text:p>
          </table:table-cell>
          <table:table-cell table:style-name="ce1" office:value-type="string" calcext:value-type="string">
            <text:p>UFFICIO (PER PAGAMENTI FABIO) chiamare dall e9.30 alle 10.30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5018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 RADICE</text:p>
          </table:table-cell>
          <table:table-cell table:style-name="ce1" office:value-type="string" calcext:value-type="string">
            <text:p>(NON TRATTANO) BANCALI USATI COME I NOSTRI</text:p>
          </table:table-cell>
          <table:table-cell table:style-name="ce1"/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GENERA PALLET (NUMERO DATOCI DALLA RADICE) (STRADA LA RIZZA)</text:p>
          </table:table-cell>
          <table:table-cell table:style-name="ce1" office:value-type="string" calcext:value-type="string">
            <text:p>HA BANCALI USATI COME I NOSTRI MA LI HA GIA VENDUTI PER ALTRI CLIEN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52408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W GENERATION SNC (BANCALI/PALLET USATI) – FONTE (TV)</text:p>
          </table:table-cell>
          <table:table-cell table:style-name="ce1" office:value-type="string" calcext:value-type="string">
            <text:p>TITOLARE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62566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W GENERATION SNC (BANCALI/PALLET USATI) – FONTE (TV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3-9498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W GENERATION SNC (BANCALI/PALLET USATI) – FONTE (TV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3-946207</text:p>
          </table:table-cell>
          <table:table-cell table:style-name="ce1" table:number-columns-repeated="249"/>
          <table:table-cell table:number-columns-repeated="771"/>
        </table:table-row>
        <table:table-row table:style-name="ro8">
          <table:table-cell table:style-name="ce1" office:value-type="string" calcext:value-type="string">
            <text:p>NEW GENERATION SNC (BANCALI/PALLET USATI) – FONTE (TV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newgenerationpallet@libero.it" xlink:type="simple">newgenerationpallet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L FOSCO DOMENICO (AZ.AGRICOLA 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185771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L FOSCO DOMENICO (AZ.AGRICOLA 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18576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L FOSCO DOMENICO (AZ.AGRICOLA AVEZZANO)</text:p>
          </table:table-cell>
          <table:table-cell table:style-name="ce1" office:value-type="string" calcext:value-type="string">
            <text:p>IMPIEGATA??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9464536</text:p>
          </table:table-cell>
          <table:table-cell table:style-name="ce1" table:number-columns-repeated="249"/>
          <table:table-cell table:number-columns-repeated="771"/>
        </table:table-row>
        <table:table-row table:style-name="ro5">
          <table:table-cell table:style-name="ce1" office:value-type="string" calcext:value-type="string">
            <text:p>PERINI EZIO (AZIENDA AGRICOLA CASELLE DI ISOLA DELLA SCALA)</text:p>
          </table:table-cell>
          <table:table-cell table:style-name="ce1" office:value-type="string" calcext:value-type="string">
            <text:p>CAPPUCCI VERZE ZUCCHINI – LAVORA PER F.LLI BRUNO</text:p>
            <text:p>25000 PIANTE CAPPUCC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8-185908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NTOIN PALLET (MAROCCHINO)</text:p>
          </table:table-cell>
          <table:table-cell table:style-name="ce1" office:value-type="string" calcext:value-type="string">
            <text:p>PALLE COME NS 100X120 COSTO € 1,50 – RITIRA PALLET FUORI MISURA € 1,00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680249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CIPIONI GIANLUCA (AVEZZANO PER RADICCH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0941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UG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86-80281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GIENICASA A&amp;B SAS</text:p>
          </table:table-cell>
          <table:table-cell table:style-name="ce1" office:value-type="string" calcext:value-type="string">
            <text:p>NUOVO RAPPRESENTATE 2016: MASSIMO RISTAG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6166290</text:p>
          </table:table-cell>
          <table:table-cell table:style-name="ce1" table:number-columns-repeated="249"/>
          <table:table-cell table:number-columns-repeated="771"/>
        </table:table-row>
        <table:table-row table:style-name="ro8">
          <table:table-cell table:style-name="ce1" office:value-type="string" calcext:value-type="string">
            <text:p>IGIENICASA A&amp;B SAS</text:p>
          </table:table-cell>
          <table:table-cell table:style-name="ce1" office:value-type="string" calcext:value-type="string">
            <text:p>NUOVO RAPPRESENTATE 2016: MASSIMO RISTAGN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.ristagno@icloud.com" xlink:type="simple">m.ristagno@icloud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EMEA (CEN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2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ROFIMA (FINANZA AGEVOLATA CONTRIBUTI)</text:p>
          </table:table-cell>
          <table:table-cell table:style-name="ce1" office:value-type="string" calcext:value-type="string">
            <text:p>MARA BELLINI (AGENTE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349-2331397</text:p>
          </table:table-cell>
          <table:table-cell table:style-name="ce1" table:number-columns-repeated="249"/>
          <table:table-cell table:number-columns-repeated="771"/>
        </table:table-row>
        <table:table-row table:style-name="ro8">
          <table:table-cell table:style-name="ce1" office:value-type="string" calcext:value-type="string">
            <text:p>PROFIMA (FINANZA AGEVOLATA CONTRIBUTI)</text:p>
          </table:table-cell>
          <table:table-cell table:style-name="ce1" office:value-type="string" calcext:value-type="string">
            <text:p>MARA BELLINI (AGENTE)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.bellini@profima.it" xlink:type="simple">m.bellini@profima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ELLA LEASING</text:p>
          </table:table-cell>
          <table:table-cell table:style-name="ce1" office:value-type="string" calcext:value-type="string">
            <text:p>AGENTE: MANCUSO ANGE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621032</text:p>
          </table:table-cell>
          <table:table-cell table:style-name="ce1" table:number-columns-repeated="249"/>
          <table:table-cell table:number-columns-repeated="771"/>
        </table:table-row>
        <table:table-row table:style-name="ro2" table:number-rows-repeated="30052">
          <table:table-cell table:style-name="ce1" table:number-columns-repeated="3"/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2" table:number-rows-repeated="1016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7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7">
          <table:table-cell table:number-columns-repeated="256"/>
        </table:table-row>
      </table:table>
      <table:named-expressions>
        <table:named-range table:name="Excel_BuiltIn_Print_Area_1" table:base-cell-address="$Foglio1.$A$1" table:cell-range-address="$Foglio1.$A$3:.$D$1153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1:Foglio1.AMJ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Tahoma1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  </number:text>
    </number:number-style>
    <number:number-style style:name="N10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7P0"/>
    </number:number-style>
    <number:number-style style:name="N109P0" style:volatile="true">
      <number:number number:decimal-places="2" loext:min-decimal-places="2" number:min-integer-digits="1" number:grouping="true"/>
      <number:text>   </number:text>
    </number:number-style>
    <number:number-style style:name="N10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number-style style:name="N11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3P0" style:volatile="true">
      <number:text>€ </number:text>
      <number:number number:decimal-places="0" loext:min-decimal-places="0" number:min-integer-digits="1" number:grouping="true"/>
    </number:number-style>
    <number:number-style style:name="N113">
      <number:text>-€ 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loext:min-decimal-places="2" number:min-integer-digits="1" number:grouping="true"/>
    </number:number-style>
    <number:number-style style:name="N115">
      <number:text>-€ 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19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number:text> €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27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number:text> € 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text>L. </number:text>
      <number:number number:decimal-places="0" loext:min-decimal-places="0" number:min-integer-digits="1" number:grouping="true"/>
    </number:number-style>
    <number:number-style style:name="N133">
      <number:text>-L. 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5P0" style:volatile="true">
      <number:text>L. </number:text>
      <number:number number:decimal-places="2" loext:min-decimal-places="2" number:min-integer-digits="1" number:grouping="true"/>
    </number:number-style>
    <number:number-style style:name="N135">
      <number:text>-L. 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9P0" style:volatile="true">
      <number:text> L. </number:text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-L. 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number:text> L.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L. </number:text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-L. 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number:text> L. 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Sì</number:text>
    </number:number-style>
    <number:number-style style:name="N145P1" style:volatile="true">
      <number:text>Sì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Vero</number:text>
    </number:number-style>
    <number:number-style style:name="N147P1" style:volatile="true">
      <number:text>Vero</number:text>
    </number:number-style>
    <number:number-style style:name="N147">
      <number:text>Fals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Attivo</number:text>
    </number:number-style>
    <number:number-style style:name="N149P1" style:volatile="true">
      <number:text>Attivo</number:text>
    </number:number-style>
    <number:number-style style:name="N149">
      <number:text>Disattivo</number:text>
      <style:map style:condition="value()&gt;0" style:apply-style-name="N149P0"/>
      <style:map style:condition="value()&lt;0" style:apply-style-name="N149P1"/>
    </number:number-style>
    <number:date-style style:name="N10111" number:language="ja" number:country="JP">
      <number:day/>
      <number:text>/</number:text>
      <number:month/>
      <number:text>/</number:text>
      <number:year/>
    </number:date-style>
    <number:date-style style:name="N1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4" number:language="ja" number:country="JP">
      <number:month/>
      <number:text>月</number:text>
      <number:day/>
      <number:text>日</number:text>
    </number:date-style>
    <number:date-style style:name="N1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fo:background-color="transparent" style:print-page-order="ttb" style:first-page-number="continue" loext:scale-to-X="1" loext:scale-to-Y="3" style:writing-mode="lr-tb" style:print="charts drawings grid objects zero-value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7.51mm" fo:margin-left="0mm" fo:margin-right="0mm" fo:margin-bottom="12.7mm"/>
      </style:header-style>
      <style:footer-style>
        <style:header-footer-properties fo:min-height="7.51mm" fo:margin-left="0mm" fo:margin-right="0mm" fo:margin-top="12.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 style:data-style-name="N2" text:time-value="14:07:15.578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Windows_x86 LibreOffice_project/7074905676c47b82bbcfbea1aeefc84afe1c50e1</meta:generator>
    <meta:creation-date>2006-08-22T11:19:42</meta:creation-date>
    <dc:date>2017-07-25T14:08:08.531000000</dc:date>
    <meta:editing-cycles>369</meta:editing-cycles>
    <meta:editing-duration>P5DT12H5M53S</meta:editing-duration>
    <meta:document-statistic meta:table-count="3" meta:cell-count="7326" meta:object-count="0"/>
    <meta:user-defined meta:name="Info 1"/>
    <meta:user-defined meta:name="Info 2"/>
    <meta:user-defined meta:name="Info 3"/>
    <meta:user-defined meta:name="Info 4"/>
  </office:meta>
</office:document-meta>
</file>